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2.8681in"/>
    </style:style>
    <style:style style:name="co29" style:family="table-column">
      <style:table-column-properties fo:break-before="auto" style:column-width="2.6728in"/>
    </style:style>
    <style:style style:name="co30" style:family="table-column">
      <style:table-column-properties fo:break-before="auto" style:column-width="2.1437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3575in" fo:break-before="auto" style:use-optimal-row-height="false"/>
    </style:style>
    <style:style style:name="ro17" style:family="table-row">
      <style:table-row-properties style:row-height="0.4862in" fo:break-before="auto" style:use-optimal-row-height="false"/>
    </style:style>
    <style:style style:name="ro18" style:family="table-row">
      <style:table-row-properties style:row-height="0.9646in" fo:break-before="auto" style:use-optimal-row-height="false"/>
    </style:style>
    <style:style style:name="ro19" style:family="table-row">
      <style:table-row-properties style:row-height="1.4925in" fo:break-before="auto" style:use-optimal-row-height="false"/>
    </style:style>
    <style:style style:name="ro20" style:family="table-row">
      <style:table-row-properties style:row-height="0.7319in" fo:break-before="auto" style:use-optimal-row-height="false"/>
    </style:style>
    <style:style style:name="ro21" style:family="table-row">
      <style:table-row-properties style:row-height="1.0075in" fo:break-before="auto" style:use-optimal-row-height="false"/>
    </style:style>
    <style:style style:name="ro22" style:family="table-row">
      <style:table-row-properties style:row-height="0.3882in" fo:break-before="auto" style:use-optimal-row-height="false"/>
    </style:style>
    <style:style style:name="ro23" style:family="table-row">
      <style:table-row-properties style:row-height="1.1917in" fo:break-before="auto" style:use-optimal-row-height="false"/>
    </style:style>
    <style:style style:name="ta1" style:family="table" style:master-page-name="Default">
      <style:table-properties table:display="true" style:writing-mode="lr-tb"/>
    </style:style>
    <style:style style:name="ce90"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91"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92"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93"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95" style:family="table-cell" style:parent-style-name="Default">
      <style:table-cell-properties style:text-align-source="fix" style:repeat-content="false" fo:border="0.06pt solid #000000" style:vertical-align="middle"/>
      <style:paragraph-properties fo:text-align="center" fo:margin-left="0in"/>
    </style:style>
    <style:style style:name="ce96" style:family="table-cell" style:parent-style-name="Default">
      <style:table-cell-properties fo:border="0.06pt solid #000000"/>
    </style:style>
    <style:style style:name="ce8"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98" style:family="table-cell" style:parent-style-name="Default">
      <style:table-cell-properties fo:background-color="transparent" fo:border="0.06pt solid #000000"/>
    </style:style>
    <style:style style:name="ce99"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11"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101"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102" style:family="table-cell" style:parent-style-name="Default">
      <style:table-cell-properties style:text-align-source="fix" style:repeat-content="false" fo:border="0.06pt solid #000000"/>
      <style:paragraph-properties fo:text-align="center" fo:margin-left="0in"/>
    </style:style>
    <style:style style:name="ce103"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105"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106"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107"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108"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109"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110"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111" style:family="table-cell" style:parent-style-name="Default">
      <style:table-cell-properties style:text-align-source="fix" style:repeat-content="false" fo:border="0.06pt solid #000000"/>
      <style:paragraph-properties fo:text-align="start" fo:margin-left="0.139in"/>
    </style:style>
    <style:style style:name="ce112"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114"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11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116"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17"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18"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11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120" style:family="table-cell" style:parent-style-name="Default">
      <style:table-cell-properties fo:background-color="#ffff00" fo:border="0.06pt solid #000000"/>
    </style:style>
    <style:style style:name="ce121" style:family="table-cell" style:parent-style-name="Default">
      <style:table-cell-properties fo:background-color="#ff0000" fo:border="0.06pt solid #000000"/>
    </style:style>
    <style:style style:name="ce122" style:family="table-cell" style:parent-style-name="Default">
      <style:table-cell-properties fo:background-color="#ffd7d7"/>
    </style:style>
    <style:style style:name="ce123"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124"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125"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126"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127"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128"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129"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130"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131"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132" style:family="table-cell" style:parent-style-name="Default">
      <style:table-cell-properties fo:background-color="#ffff00"/>
    </style:style>
    <style:style style:name="ce133"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134"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93"/>
        <table:table-column table:style-name="co2" table:number-columns-repeated="2" table:default-cell-style-name="ce93"/>
        <table:table-column table:style-name="co3" table:default-cell-style-name="ce93"/>
        <table:table-column table:style-name="co4" table:default-cell-style-name="ce104"/>
        <table:table-column table:style-name="co5" table:default-cell-style-name="ce93"/>
        <table:table-column table:style-name="co6" table:default-cell-style-name="ce93"/>
        <table:table-column table:style-name="co7" table:default-cell-style-name="ce93"/>
        <table:table-column table:style-name="co8" table:default-cell-style-name="ce93"/>
        <table:table-column table:style-name="co9" table:default-cell-style-name="ce93"/>
        <table:table-column table:style-name="co10" table:default-cell-style-name="ce93"/>
        <table:table-column table:style-name="co11" table:default-cell-style-name="ce93"/>
        <table:table-column table:style-name="co12" table:number-columns-repeated="1010" table:default-cell-style-name="ce93"/>
        <table:table-column table:style-name="co12" table:number-columns-repeated="2" table:default-cell-style-name="ce96"/>
        <table:table-row table:style-name="ro1">
          <table:table-cell table:style-name="ce90" office:value-type="string" calcext:value-type="string">
            <text:p>Interface</text:p>
          </table:table-cell>
          <table:table-cell table:style-name="ce90"/>
          <table:table-cell table:number-columns-repeated="1022"/>
        </table:table-row>
        <table:table-row table:style-name="ro2">
          <table:table-cell table:style-name="ce91" office:value-type="string" calcext:value-type="string">
            <text:p>interface_name</text:p>
          </table:table-cell>
          <table:table-cell table:style-name="ce91" office:value-type="string" calcext:value-type="string">
            <text:p>hostSide</text:p>
          </table:table-cell>
          <table:table-cell table:style-name="ce91" office:value-type="string" calcext:value-type="string">
            <text:p>port_direction</text:p>
          </table:table-cell>
          <table:table-cell table:style-name="ce91" office:value-type="string" calcext:value-type="string">
            <text:p>port_type</text:p>
          </table:table-cell>
          <table:table-cell table:style-name="ce105" office:value-type="string" calcext:value-type="string">
            <text:p>port_name</text:p>
          </table:table-cell>
          <table:table-cell table:style-name="ce91" office:value-type="string" calcext:value-type="string">
            <text:p>description</text:p>
          </table:table-cell>
          <table:table-cell table:style-name="ce91" office:value-type="string" calcext:value-type="string">
            <text:p>interface_spec_size</text:p>
          </table:table-cell>
          <table:table-cell table:style-name="ce96" table:number-columns-repeated="5"/>
          <table:table-cell table:number-columns-repeated="4"/>
          <table:table-cell table:style-name="ce90" office:value-type="string" calcext:value-type="string">
            <text:p>variable convention</text:p>
          </table:table-cell>
          <table:table-cell table:style-name="ce90" table:number-columns-repeated="3"/>
          <table:table-cell office:value-type="string" calcext:value-type="string">
            <text:p>integrated rule</text:p>
          </table:table-cell>
          <table:table-cell table:number-columns-repeated="1003"/>
        </table:table-row>
        <table:table-row table:style-name="ro3">
          <table:table-cell table:style-name="ce92" office:value-type="string" calcext:value-type="string">
            <text:p>ST_BLK</text:p>
          </table:table-cell>
          <table:table-cell table:style-name="ce92" office:value-type="string" calcext:value-type="string">
            <text:p>block</text:p>
          </table:table-cell>
          <table:table-cell table:number-columns-repeated="4"/>
          <table:table-cell table:style-name="ce118" office:value-type="string" calcext:value-type="string">
            <text:p>G</text:p>
          </table:table-cell>
          <table:table-cell table:style-name="ce96" table:number-columns-repeated="5"/>
          <table:table-cell table:number-columns-repeated="4"/>
          <table:table-cell table:style-name="ce90" office:value-type="string" calcext:value-type="string">
            <text:p>c_&lt;verb&gt;_&lt;des&gt;</text:p>
          </table:table-cell>
          <table:table-cell table:style-name="ce90" office:value-type="string" calcext:value-type="string">
            <text:p>i_&lt;name&gt;</text:p>
          </table:table-cell>
          <table:table-cell table:style-name="ce90" office:value-type="string" calcext:value-type="string">
            <text:p>d_&lt;name&gt;</text:p>
          </table:table-cell>
          <table:table-cell table:style-name="ce90" office:value-type="string" calcext:value-type="string">
            <text:p>s_&lt;name&gt;</text:p>
          </table:table-cell>
          <table:table-cell table:number-columns-repeated="1004"/>
        </table:table-row>
        <table:table-row table:style-name="ro4">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6" office:value-type="string" calcext:value-type="string">
            <text:p>s_input</text:p>
          </table:table-cell>
          <table:table-cell table:style-name="ce8" office:value-type="string" calcext:value-type="string">
            <text:p>ready to accept(1)</text:p>
            <text:p>Refuse(0)</text:p>
          </table:table-cell>
          <table:table-cell table:style-name="ce118" office:value-type="float" office:value="1" calcext:value-type="float">
            <text:p>1</text:p>
          </table:table-cell>
          <table:table-cell table:style-name="ce94"/>
          <table:table-cell table:number-columns-repeated="1016"/>
        </table:table-row>
        <table:table-row table:style-name="ro5">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s_output</text:p>
          </table:table-cell>
          <table:table-cell table:style-name="ce8" office:value-type="string" calcext:value-type="string">
            <text:p>output is occur(1)</text:p>
            <text:p>output is in-compute or dropped(0). </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BC_COMMIT</text:p>
          </table:table-cell>
          <table:table-cell table:style-name="ce92" office:value-type="string" calcext:value-type="string">
            <text:p>Needed bc data block</text:p>
          </table:table-cell>
          <table:table-cell table:style-name="ce98" table:number-columns-repeated="3"/>
          <table:table-cell table:style-name="ce94"/>
          <table:table-cell table:style-name="ce118" office:value-type="string" calcext:value-type="string">
            <text:p>G</text:p>
          </table:table-cell>
          <table:table-cell table:style-name="ce94"/>
          <table:table-cell table:number-columns-repeated="1016"/>
        </table:table-row>
        <table:table-row table:style-name="ro7">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7" office:value-type="string" calcext:value-type="string">
            <text:p>s_enable</text:p>
          </table:table-cell>
          <table:table-cell table:style-name="ce103" office:value-type="string" calcext:value-type="string">
            <text:p>status that rob is committing the instruction(1)</text:p>
            <text:p>Otherwise (0)</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7" office:value-type="string" calcext:value-type="string">
            <text:p>s_cur</text:p>
          </table:table-cell>
          <table:table-cell table:style-name="ce116" office:value-type="string" calcext:value-type="string">
            <text:p>status that current committing instruction is no fault(1), </text:p>
            <text:p>Otherwise (0)</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7" office:value-type="string" calcext:value-type="string">
            <text:p>s_cur_fcode</text:p>
          </table:table-cell>
          <table:table-cell table:style-name="ce103"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18" table:formula="of:=[$core_variable.B15]" office:value-type="string" office:string-value="I_BL_TRAPC" calcext:value-type="string">
            <text:p>I_BL_TRAPC</text:p>
          </table:table-cell>
          <table:table-cell table:number-columns-repeated="1017"/>
        </table:table-row>
        <table:table-row table:style-name="ro8">
          <table:table-cell table:number-columns-repeated="2"/>
          <table:table-cell table:style-name="ce8" office:value-type="string" calcext:value-type="string">
            <text:p>input</text:p>
          </table:table-cell>
          <table:table-cell table:style-name="ce8" office:value-type="string" calcext:value-type="string">
            <text:p>wire</text:p>
          </table:table-cell>
          <table:table-cell table:style-name="ce107" office:value-type="string" calcext:value-type="string">
            <text:p>s_spec</text:p>
          </table:table-cell>
          <table:table-cell table:style-name="ce103"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RECOV</text:p>
          </table:table-cell>
          <table:table-cell table:style-name="ce99" office:value-type="string" calcext:value-type="string">
            <text:p>used <text:s/>for transfer correct program counter when s_spec is mispredict.</text:p>
          </table:table-cell>
          <table:table-cell table:style-name="ce118" table:formula="of:=[.G43]" office:value-type="string" office:string-value="TP1" calcext:value-type="string">
            <text:p>TP1</text:p>
          </table:table-cell>
          <table:table-cell table:number-columns-repeated="1017"/>
        </table:table-row>
        <table:table-row table:style-name="ro7">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CUR</text:p>
          </table:table-cell>
          <table:table-cell table:style-name="ce99" office:value-type="string" calcext:value-type="string">
            <text:p>used for transfer current address</text:p>
          </table:table-cell>
          <table:table-cell table:style-name="ce118" table:formula="of:=[.G43]" office:value-type="string" office:string-value="TP1" calcext:value-type="string">
            <text:p>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CMD_BLK</text:p>
          </table:table-cell>
          <table:table-cell table:style-name="ce92"/>
          <table:table-cell table:number-columns-repeated="4"/>
          <table:table-cell table:style-name="ce118" office:value-type="string" calcext:value-type="string">
            <text:p>G</text:p>
          </table:table-cell>
          <table:table-cell table:number-columns-repeated="1017"/>
        </table:table-row>
        <table:table-row table:style-name="ro10">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pause</text:p>
          </table:table-cell>
          <table:table-cell table:style-name="ce11" office:value-type="string" calcext:value-type="string">
            <text:p>pause(stall) all state in the queue and hold the outcome for next cycle</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reset</text:p>
          </table:table-cell>
          <table:table-cell table:style-name="ce11" office:value-type="string" calcext:value-type="string">
            <text:p>clear all state and register to initial value at next positive edge.</text:p>
          </table:table-cell>
          <table:table-cell table:style-name="ce118" office:value-type="float" office:value="1" calcext:value-type="float">
            <text:p>1</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clock</text:p>
          </table:table-cell>
          <table:table-cell table:style-name="ce11" office:value-type="string" calcext:value-type="string">
            <text:p>clock signal</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c_enable</text:p>
          </table:table-cell>
          <table:table-cell table:style-name="ce101" office:value-type="string" calcext:value-type="string">
            <text:p>order the block to accept the input; 1 is enable, otherwise is 0;</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STRUCTURE_QUEUE</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9">
          <table:table-cell table:style-name="ce94" table:number-columns-repeated="2"/>
          <table:table-cell table:style-name="ce11" office:value-type="string" calcext:value-type="string" table:number-columns-spanned="1" table:number-rows-spanned="2">
            <text:p>input</text:p>
          </table:table-cell>
          <table:table-cell table:style-name="ce11" office:value-type="string" calcext:value-type="string">
            <text:p>wire</text:p>
          </table:table-cell>
          <table:table-cell table:style-name="ce109" office:value-type="string" calcext:value-type="string">
            <text:p>c_pop</text:p>
          </table:table-cell>
          <table:table-cell table:style-name="ce11" office:value-type="string" calcext:value-type="string">
            <text:p>pop command data at queue’s head.</text:p>
          </table:table-cell>
          <table:table-cell table:style-name="ce118" office:value-type="float" office:value="1" calcext:value-type="float">
            <text:p>1</text:p>
          </table:table-cell>
          <table:table-cell table:number-columns-repeated="1017"/>
        </table:table-row>
        <table:table-row table:style-name="ro9">
          <table:table-cell table:style-name="ce94" table:number-columns-repeated="2"/>
          <table:covered-table-cell table:style-name="ce11"/>
          <table:table-cell table:style-name="ce11" office:value-type="string" calcext:value-type="string">
            <text:p>wire</text:p>
          </table:table-cell>
          <table:table-cell table:style-name="ce109" office:value-type="string" calcext:value-type="string">
            <text:p>d_push_data</text:p>
          </table:table-cell>
          <table:table-cell table:style-name="ce11" office:value-type="string" calcext:value-type="string">
            <text:p>data that intend to push to the queue.</text:p>
          </table:table-cell>
          <table:table-cell table:style-name="ce119" office:value-type="float" office:value="1" calcext:value-type="float">
            <text:p>1</text:p>
          </table:table-cell>
          <table:table-cell table:number-columns-repeated="1017"/>
        </table:table-row>
        <table:table-row table:style-name="ro9">
          <table:table-cell table:number-columns-repeated="2"/>
          <table:table-cell table:style-name="ce8" office:value-type="string" calcext:value-type="string" table:number-columns-spanned="1" table:number-rows-spanned="5">
            <text:p>output</text:p>
          </table:table-cell>
          <table:table-cell table:style-name="ce8" office:value-type="string" calcext:value-type="string">
            <text:p>wire</text:p>
          </table:table-cell>
          <table:table-cell table:style-name="ce106" office:value-type="string" calcext:value-type="string">
            <text:p>s_full</text:p>
          </table:table-cell>
          <table:table-cell table:style-name="ce8" office:value-type="string" calcext:value-type="string">
            <text:p>The queue is full.</text:p>
          </table:table-cell>
          <table:table-cell table:style-name="ce118" office:value-type="float" office:value="1" calcext:value-type="float">
            <text:p>1</text:p>
          </table:table-cell>
          <table:table-cell table:number-columns-repeated="1017"/>
        </table:table-row>
        <table:table-row table:style-name="ro9">
          <table:table-cell table:number-columns-repeated="2"/>
          <table:covered-table-cell table:style-name="ce8"/>
          <table:table-cell table:style-name="ce8" office:value-type="string" calcext:value-type="string">
            <text:p>wire</text:p>
          </table:table-cell>
          <table:table-cell table:style-name="ce106" office:value-type="string" calcext:value-type="string">
            <text:p>s_empty</text:p>
          </table:table-cell>
          <table:table-cell table:style-name="ce8" office:value-type="string" calcext:value-type="string">
            <text:p>The queue is empty.</text:p>
          </table:table-cell>
          <table:table-cell table:style-name="ce118" office:value-type="float" office:value="1" calcext:value-type="float">
            <text:p>1</text:p>
          </table:table-cell>
          <table:table-cell table:number-columns-repeated="1017"/>
        </table:table-row>
        <table:table-row table:style-name="ro3">
          <table:table-cell table:number-columns-repeated="2"/>
          <table:covered-table-cell table:style-name="ce8"/>
          <table:table-cell table:style-name="ce8" office:value-type="string" calcext:value-type="string">
            <text:p>wire</text:p>
          </table:table-cell>
          <table:table-cell table:style-name="ce106" office:value-type="string" calcext:value-type="string">
            <text:p>s_bub</text:p>
          </table:table-cell>
          <table:table-cell table:style-name="ce8" office:value-type="string" calcext:value-type="string">
            <text:p>There are at least one bubble at the head of the queue.</text:p>
          </table:table-cell>
          <table:table-cell table:style-name="ce118" office:value-type="float" office:value="1" calcext:value-type="float">
            <text:p>1</text:p>
          </table:table-cell>
          <table:table-cell table:number-columns-repeated="1017"/>
        </table:table-row>
        <table:table-row table:style-name="ro9">
          <table:table-cell table:number-columns-repeated="2"/>
          <table:covered-table-cell table:style-name="ce8"/>
          <table:table-cell table:style-name="ce8" office:value-type="string" calcext:value-type="string">
            <text:p>wire</text:p>
          </table:table-cell>
          <table:table-cell table:style-name="ce106" office:value-type="string" calcext:value-type="string">
            <text:p>d_head</text:p>
          </table:table-cell>
          <table:table-cell table:style-name="ce8" office:value-type="string" calcext:value-type="string">
            <text:p>data at the queue’s head</text:p>
          </table:table-cell>
          <table:table-cell table:style-name="ce119" office:value-type="float" office:value="1" calcext:value-type="float">
            <text:p>1</text:p>
          </table:table-cell>
          <table:table-cell table:number-columns-repeated="1017"/>
        </table:table-row>
        <table:table-row table:style-name="ro9">
          <table:table-cell table:number-columns-repeated="2"/>
          <table:covered-table-cell table:style-name="ce8"/>
          <table:table-cell table:style-name="ce8" office:value-type="string" calcext:value-type="string">
            <text:p>wire</text:p>
          </table:table-cell>
          <table:table-cell table:style-name="ce106" office:value-type="string" calcext:value-type="string">
            <text:p>c_push</text:p>
          </table:table-cell>
          <table:table-cell table:style-name="ce8" office:value-type="string" calcext:value-type="string">
            <text:p>insert command data at queue’s tail.</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11">
          <table:table-cell table:style-name="ce92" office:value-type="string" calcext:value-type="string">
            <text:p>STRUCTURE_DYNQUEUE</text:p>
          </table:table-cell>
          <table:table-cell table:style-name="ce92"/>
          <table:table-cell table:style-name="ce96"/>
          <table:table-cell table:number-columns-repeated="3"/>
          <table:table-cell table:style-name="ce90" office:value-type="string" calcext:value-type="string">
            <text:p>UNUSED</text:p>
          </table:table-cell>
          <table:table-cell table:number-columns-repeated="1017"/>
        </table:table-row>
        <table:table-row table:style-name="ro11">
          <table:table-cell table:style-name="ce92"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pop_index</text:p>
          </table:table-cell>
          <table:table-cell table:style-name="ce11" office:value-type="string" calcext:value-type="string">
            <text:p>address that user require to bring it out and shift all later queue entry closer by 1 compared to head of queue.</text:p>
          </table:table-cell>
          <table:table-cell table:number-columns-repeated="1018"/>
        </table:table-row>
        <table:table-row table:style-name="ro9">
          <table:table-cell table:style-name="ce95"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all_data</text:p>
          </table:table-cell>
          <table:table-cell table:style-name="ce8" office:value-type="string" calcext:value-type="string">
            <text:p>array of data in the queue.</text:p>
          </table:table-cell>
          <table:table-cell table:number-columns-repeated="1018"/>
        </table:table-row>
        <table:table-row table:style-name="ro3">
          <table:table-cell table:number-columns-repeated="2"/>
          <table:table-cell table:style-name="ce102"/>
          <table:table-cell table:style-name="ce92" office:value-type="string" calcext:value-type="string">
            <text:p>Structure_Queue</text:p>
          </table:table-cell>
          <table:table-cell table:style-name="ce111"/>
          <table:table-cell table:style-name="ce102"/>
          <table:table-cell table:number-columns-repeated="1018"/>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STRUCTURE_ARR</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12">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insert</text:p>
          </table:table-cell>
          <table:table-cell table:style-name="ce11" office:value-type="string" calcext:value-type="string">
            <text:p>command that intend to insert to array</text:p>
            <text:p>Insert (1) </text:p>
            <text:p>do not insert anythings(0) </text:p>
            <text:p/>
          </table:table-cell>
          <table:table-cell table:style-name="ce102" office:value-type="float" office:value="1" calcext:value-type="float">
            <text:p>1</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index_input</text:p>
          </table:table-cell>
          <table:table-cell table:style-name="ce11" table:formula="of:=[$core_interface.G15]" office:value-type="string" office:string-value="G" calcext:value-type="string">
            <text:p>G</text:p>
          </table:table-cell>
          <table:table-cell table:number-columns-repeated="1018"/>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12" office:value-type="string" calcext:value-type="string">
            <text:p>i_index_output</text:p>
          </table:table-cell>
          <table:table-cell table:style-name="ce117" office:value-type="string" calcext:value-type="string">
            <text:p>index that want to retrieve the data.</text:p>
          </table:table-cell>
          <table:table-cell table:number-columns-repeated="1018"/>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d_ins_data</text:p>
          </table:table-cell>
          <table:table-cell table:style-name="ce11" office:value-type="string" calcext:value-type="string">
            <text:p>data that we want to insert to array.(position corresponds to <text:span text:style-name="T2">i_index_input</text:span>)</text:p>
          </table:table-cell>
          <table:table-cell table:number-columns-repeated="1018"/>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rtr_data</text:p>
          </table:table-cell>
          <table:table-cell table:style-name="ce8" office:value-type="string" calcext:value-type="string">
            <text:p>retrieved data that correspond to <text:span text:style-name="T2">i_index_output </text:span></text:p>
          </table:table-cell>
          <table:table-cell table:number-columns-repeated="1018"/>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all_data</text:p>
          </table:table-cell>
          <table:table-cell table:style-name="ce8" office:value-type="string" calcext:value-type="string">
            <text:p>array of all data that laid in the structure</text:p>
          </table:table-cell>
          <table:table-cell table:number-columns-repeated="1018"/>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PC</text:p>
          </table:table-cell>
          <table:table-cell table:style-name="ce92" office:value-type="string" calcext:value-type="string">
            <text:p>pc receiver</text:p>
          </table:table-cell>
          <table:table-cell table:number-columns-repeated="4"/>
          <table:table-cell table:style-name="ce118" office:value-type="string" calcext:value-type="string">
            <text:p>TP1</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c</text:p>
          </table:table-cell>
          <table:table-cell table:style-name="ce11" office:value-type="string" calcext:value-type="string">
            <text:p>program counter</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1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vl</text:p>
          </table:table-cell>
          <table:table-cell table:style-name="ce11" office:value-type="string" calcext:value-type="string">
            <text:p>i_pc’s privilege machine Mode(0)Hypervision (1)User mode (2) </text:p>
          </table:table-cell>
          <table:table-cell table:style-name="ce118" table:formula="of:=[$core_variable.B6]" office:value-type="string" office:string-value="I_BL_ARC_PVL" calcext:value-type="string">
            <text:p>I_BL_ARC_PVL</text:p>
          </table:table-cell>
          <table:table-cell table:style-name="ce102" table:number-columns-repeated="2"/>
          <table:table-cell table:number-columns-repeated="1015"/>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ARC_INSTR</text:p>
          </table:table-cell>
          <table:table-cell table:style-name="ce92" office:value-type="string" calcext:value-type="string">
            <text:p>sender block</text:p>
          </table:table-cell>
          <table:table-cell table:number-columns-repeated="2"/>
          <table:table-cell table:style-name="ce113"/>
          <table:table-cell/>
          <table:table-cell table:style-name="ce118" office:value-type="string" calcext:value-type="string">
            <text:p>TRI1</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instr</text:p>
          </table:table-cell>
          <table:table-cell table:style-name="ce8" office:value-type="string" calcext:value-type="string">
            <text:p>architecture instruction</text:p>
          </table:table-cell>
          <table:table-cell table:style-name="ce118" table:formula="of:=[$core_variable.B20]" office:value-type="string" office:string-value="D_BL_ARC_INSTR" calcext:value-type="string">
            <text:p>D_BL_ARC_INSTR</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MARC_INSTR</text:p>
          </table:table-cell>
          <table:table-cell table:style-name="ce92" office:value-type="string" calcext:value-type="string">
            <text:p>sender block</text:p>
          </table:table-cell>
          <table:table-cell table:number-columns-repeated="4"/>
          <table:table-cell table:style-name="ce118" office:value-type="string" calcext:value-type="string">
            <text:p>TMI1</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preg_rd</text:p>
          </table:table-cell>
          <table:table-cell table:style-name="ce8" office:value-type="string" calcext:value-type="string">
            <text:p>Destination physical register address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preg_r1</text:p>
          </table:table-cell>
          <table:table-cell table:style-name="ce8" office:value-type="string" calcext:value-type="string">
            <text:p>r1 physical register address</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preg_r2</text:p>
          </table:table-cell>
          <table:table-cell table:style-name="ce8" office:value-type="string" calcext:value-type="string">
            <text:p>r2 physical register address</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s_preg_r1</text:p>
          </table:table-cell>
          <table:table-cell table:style-name="ce8" office:value-type="string" calcext:value-type="string">
            <text:p>valid index that data for r1 id valid right now.</text:p>
          </table:table-cell>
          <table:table-cell table:style-name="ce118" office:value-type="float" office:value="1" calcext:value-type="float">
            <text:p>1</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s_preg_r2</text:p>
          </table:table-cell>
          <table:table-cell table:style-name="ce8" office:value-type="string" calcext:value-type="string">
            <text:p>valid index that data for r2 id valid right now.</text:p>
          </table:table-cell>
          <table:table-cell table:style-name="ce118" office:value-type="float" office:value="1" calcext:value-type="float">
            <text:p>1</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preg_r1</text:p>
          </table:table-cell>
          <table:table-cell table:style-name="ce8" office:value-type="string" calcext:value-type="string">
            <text:p>data of physical reg r1</text:p>
          </table:table-cell>
          <table:table-cell table:style-name="ce118" table:formula="of:=[core_variable.$B$21]"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preg_r2</text:p>
          </table:table-cell>
          <table:table-cell table:style-name="ce8" office:value-type="string" calcext:value-type="string">
            <text:p>data of physical reg r2</text:p>
          </table:table-cell>
          <table:table-cell table:style-name="ce118" table:formula="of:=[core_variable.$B$21]" office:value-type="string" office:string-value="D_BL_MARC_REG" calcext:value-type="string">
            <text:p>D_BL_MARC_REG</text:p>
          </table:table-cell>
          <table:table-cell table:number-columns-repeated="1017"/>
        </table:table-row>
        <table:table-row table:style-name="ro14">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d_imm</text:p>
          </table:table-cell>
          <table:table-cell table:style-name="ce8" office:value-type="string" calcext:value-type="string">
            <text:p>immediate value that was specified from instruction.</text:p>
          </table:table-cell>
          <table:table-cell table:style-name="ce118" table:formula="of:=[$core_variable.B23]" office:value-type="string" office:string-value="D_BL_MARC_IMM" calcext:value-type="string">
            <text:p>D_BL_MARC_IMM</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creg_r1</text:p>
          </table:table-cell>
          <table:table-cell table:style-name="ce8" office:value-type="string" calcext:value-type="string">
            <text:p>control status register address</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i_pip</text:p>
          </table:table-cell>
          <table:table-cell table:style-name="ce8" office:value-type="string" calcext:value-type="string">
            <text:p>index of reservation station</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8" office:value-type="string" calcext:value-type="string">
            <text:p>output</text:p>
          </table:table-cell>
          <table:table-cell table:style-name="ce8" office:value-type="string" calcext:value-type="string">
            <text:p>wire</text:p>
          </table:table-cell>
          <table:table-cell table:style-name="ce106" office:value-type="string" calcext:value-type="string">
            <text:p>c_op</text:p>
          </table:table-cell>
          <table:table-cell table:style-name="ce8" office:value-type="string" calcext:value-type="string">
            <text:p>Micro-opcode</text:p>
          </table:table-cell>
          <table:table-cell table:style-name="ce118" table:formula="of:=[$core_variable.B24]" office:value-type="string" office:string-value="D_BL_MARC_OP" calcext:value-type="string">
            <text:p>D_BL_MARC_OP</text:p>
          </table:table-cell>
          <table:table-cell table:number-columns-repeated="1017"/>
        </table:table-row>
        <table:table-row table:style-name="ro9">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PC</text:p>
          </table:table-cell>
          <table:table-cell table:style-name="ce99" office:value-type="string" calcext:value-type="string">
            <text:p>for transfer program counter and privilege.</text:p>
          </table:table-cell>
          <table:table-cell table:style-name="ce118" office:value-type="string" calcext:value-type="string">
            <text:p>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
          <table:table-cell table:style-name="ce92" office:value-type="string" calcext:value-type="string">
            <text:p>BC_PREG</text:p>
          </table:table-cell>
          <table:table-cell table:style-name="ce92" office:value-type="string" calcext:value-type="string">
            <text:p>Needed bc data block</text:p>
          </table:table-cell>
          <table:table-cell table:number-columns-repeated="4"/>
          <table:table-cell table:style-name="ce118" office:value-type="string" calcext:value-type="string">
            <text:p>G</text:p>
          </table:table-cell>
          <table:table-cell table:number-columns-repeated="1017"/>
        </table:table-row>
        <table:table-row table:style-name="ro15">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reg_rb1</text:p>
          </table:table-cell>
          <table:table-cell table:style-name="ce11" office:value-type="string" calcext:value-type="string">
            <text:p>address/index of physical register that wish to broadcast. [address 0 is <text:span text:style-name="T1">implicit</text:span> rule when did not want to broadcast data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areg_rb1</text:p>
          </table:table-cell>
          <table:table-cell table:style-name="ce11" office:value-type="string" calcext:value-type="string">
            <text:p>address/index of architecture register that preg refer to.</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d_preg_rb1</text:p>
          </table:table-cell>
          <table:table-cell table:style-name="ce11" office:value-type="string" calcext:value-type="string">
            <text:p>data of physical register that wish to broadcast.</text:p>
          </table:table-cell>
          <table:table-cell table:style-name="ce118" table:formula="of:=[$core_variable.B21]" office:value-type="string" office:string-value="D_BL_MARC_REG" calcext:value-type="string">
            <text:p>D_BL_MARC_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
          <table:table-cell table:style-name="ce92" office:value-type="string" calcext:value-type="string">
            <text:p>BC_CREG</text:p>
          </table:table-cell>
          <table:table-cell table:style-name="ce92" office:value-type="string" calcext:value-type="string">
            <text:p>Needed bc data block</text:p>
          </table:table-cell>
          <table:table-cell table:number-columns-repeated="4"/>
          <table:table-cell table:style-name="ce118" office:value-type="string" calcext:value-type="string">
            <text:p>G</text:p>
          </table:table-cell>
          <table:table-cell table:number-columns-repeated="1017"/>
        </table:table-row>
        <table:table-row table:style-name="ro15">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reg_rb1</text:p>
          </table:table-cell>
          <table:table-cell table:style-name="ce11" office:value-type="string" calcext:value-type="string">
            <text:p>address/index of control status register that wish to broadcast. [address 0 is implicit rule when did not want to broadcast data ]</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16">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d_preg_rb1</text:p>
          </table:table-cell>
          <table:table-cell table:style-name="ce11" office:value-type="string" calcext:value-type="string">
            <text:p>data of control status register that wish to broadcast.</text:p>
          </table:table-cell>
          <table:table-cell table:style-name="ce118" table:formula="of:=[$core_variable.B22]" office:value-type="string" office:string-value="D_BL_MARC_CREG" calcext:value-type="string">
            <text:p>D_BL_MARC_C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17">
          <table:table-cell table:style-name="ce92" office:value-type="string" calcext:value-type="string">
            <text:p>COM_REGMNG_CALL</text:p>
          </table:table-cell>
          <table:table-cell table:style-name="ce92" office:value-type="string" calcext:value-type="string">
            <text:p>REGMGM</text:p>
          </table:table-cell>
          <table:table-cell office:value-type="string" calcext:value-type="string">
            <text:p>[implicit rule]owner is register manager</text:p>
          </table:table-cell>
          <table:table-cell table:number-columns-repeated="3"/>
          <table:table-cell table:style-name="ce118" office:value-type="string" calcext:value-type="string">
            <text:p>RDR1</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areg_rd</text:p>
          </table:table-cell>
          <table:table-cell table:style-name="ce11" office:value-type="string" calcext:value-type="string">
            <text:p>destination architecture register[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areg_r1</text:p>
          </table:table-cell>
          <table:table-cell table:style-name="ce11" office:value-type="string" calcext:value-type="string">
            <text:p>first architecture register address [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areg_r2</text:p>
          </table:table-cell>
          <table:table-cell table:style-name="ce11" office:value-type="string" calcext:value-type="string">
            <text:p>second architecture register address [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req</text:p>
          </table:table-cell>
          <table:table-cell table:style-name="ce11" office:value-type="string" calcext:value-type="string">
            <text:p>1 request reorder buffer and physic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spec_pc</text:p>
          </table:table-cell>
          <table:table-cell table:style-name="ce11" office:value-type="string" calcext:value-type="string">
            <text:p>address of later consecutive instruction that has been speculate.</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spec_pvl</text:p>
          </table:table-cell>
          <table:table-cell table:style-name="ce11" office:value-type="string" calcext:value-type="string">
            <text:p>previlege of later consecutive instruction that has been speculate.</text:p>
          </table:table-cell>
          <table:table-cell table:style-name="ce118" table:formula="of:=[core_variable.$B$6]" office:value-type="string" office:string-value="I_BL_ARC_PVL" calcext:value-type="string">
            <text:p>I_BL_ARC_PVL</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i_pip</text:p>
          </table:table-cell>
          <table:table-cell table:style-name="ce11" office:value-type="string" calcext:value-type="string">
            <text:p>index of reservation station to tell rob</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11" office:value-type="string" calcext:value-type="string">
            <text:p>input</text:p>
          </table:table-cell>
          <table:table-cell table:style-name="ce11" office:value-type="string" calcext:value-type="string">
            <text:p>wire</text:p>
          </table:table-cell>
          <table:table-cell table:style-name="ce109" office:value-type="string" calcext:value-type="string">
            <text:p>c_op</text:p>
          </table:table-cell>
          <table:table-cell table:style-name="ce11" office:value-type="string" calcext:value-type="string">
            <text:p>Micro-opcode to store to rob</text:p>
          </table:table-cell>
          <table:table-cell table:style-name="ce118" table:formula="of:=[$core_variable.B24]" office:value-type="string" office:string-value="D_BL_MARC_OP" calcext:value-type="string">
            <text:p>D_BL_MARC_OP</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d</text:p>
          </table:table-cell>
          <table:table-cell table:style-name="ce103" office:value-type="string" calcext:value-type="string">
            <text:p>destination architecture register[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1</text:p>
          </table:table-cell>
          <table:table-cell table:style-name="ce103" office:value-type="string" calcext:value-type="string">
            <text:p>first architecture register address [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1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2</text:p>
          </table:table-cell>
          <table:table-cell table:style-name="ce103" office:value-type="string" calcext:value-type="string">
            <text:p>second architecture register address [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preg_r1</text:p>
          </table:table-cell>
          <table:table-cell table:style-name="ce103" office:value-type="string" calcext:value-type="string">
            <text:p>specify that preg r1 data that give to decoder is valid; 1 is correct</text:p>
          </table:table-cell>
          <table:table-cell table:style-name="ce118" office:value-type="float" office:value="1" calcext:value-type="float">
            <text:p>1</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preg_r2</text:p>
          </table:table-cell>
          <table:table-cell table:style-name="ce103" office:value-type="string" calcext:value-type="string">
            <text:p>specify that preg r2 data that give to decoder is valid; 1 is correct. If the requestor did no intend to use r2 so the status use be set to 1</text:p>
          </table:table-cell>
          <table:table-cell table:style-name="ce118" office:value-type="float" office:value="1" calcext:value-type="float">
            <text:p>1</text:p>
          </table:table-cell>
          <table:table-cell table:number-columns-repeated="1017"/>
        </table:table-row>
        <table:table-row table:style-name="ro1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req_status</text:p>
          </table:table-cell>
          <table:table-cell table:style-name="ce103"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1</text:p>
          </table:table-cell>
          <table:table-cell table:style-name="ce103" office:value-type="string" calcext:value-type="string">
            <text:p>first architecture register address [0 is implicit address when don’t want this register ]</text:p>
          </table:table-cell>
          <table:table-cell table:style-name="ce118" table:formula="of:=[$core_variable.B21]" office:value-type="string" office:string-value="D_BL_MARC_REG" calcext:value-type="string">
            <text:p>D_BL_MARC_REG</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2</text:p>
          </table:table-cell>
          <table:table-cell table:style-name="ce103" office:value-type="string" calcext:value-type="string">
            <text:p>second architecture register address [0 is implicit address when don’t want this register ]</text:p>
          </table:table-cell>
          <table:table-cell table:style-name="ce118" table:formula="of:=[$core_variable.B21]" office:value-type="string" office:string-value="D_BL_MARC_REG" calcext:value-type="string">
            <text:p>D_BL_MARC_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
          <table:table-cell table:style-name="ce92" office:value-type="string" calcext:value-type="string">
            <text:p>COM_ROB_INIT</text:p>
          </table:table-cell>
          <table:table-cell table:style-name="ce92" office:value-type="string" calcext:value-type="string">
            <text:p>REGMGM</text:p>
          </table:table-cell>
          <table:table-cell office:value-type="string" calcext:value-type="string">
            <text:p>[implicit rule]owner is register manager</text:p>
          </table:table-cell>
          <table:table-cell table:number-columns-repeated="3"/>
          <table:table-cell table:style-name="ce118" office:value-type="string" calcext:value-type="string">
            <text:p>RRR1</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spec_pc</text:p>
          </table:table-cell>
          <table:table-cell table:style-name="ce103" office:value-type="string" calcext:value-type="string">
            <text:p>address of later consecutive instruction that has been speculate.</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spec_pvl</text:p>
          </table:table-cell>
          <table:table-cell table:style-name="ce103" office:value-type="string" calcext:value-type="string">
            <text:p>previlege of later consecutive instruction that has been speculate.</text:p>
          </table:table-cell>
          <table:table-cell table:style-name="ce118" table:formula="of:=[$core_variable.B6]" office:value-type="string" office:string-value="I_BL_ARC_PVL" calcext:value-type="string">
            <text:p>I_BL_ARC_PVL</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areg_rd</text:p>
          </table:table-cell>
          <table:table-cell table:style-name="ce103" office:value-type="string" calcext:value-type="string">
            <text:p>sent to rob to tell what architecture that they should update when this called instruction has been committed.</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ip</text:p>
          </table:table-cell>
          <table:table-cell table:style-name="ce103" office:value-type="string" calcext:value-type="string">
            <text:p>index of reservation station to tell rob</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c_op</text:p>
          </table:table-cell>
          <table:table-cell table:style-name="ce103" office:value-type="string" calcext:value-type="string">
            <text:p>Micro-opcode to store to rob</text:p>
          </table:table-cell>
          <table:table-cell table:style-name="ce118" office:value-type="string" calcext:value-type="string">
            <text:p>D_BL_MARC_OP</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c_req</text:p>
          </table:table-cell>
          <table:table-cell table:style-name="ce103" office:value-type="string" calcext:value-type="string">
            <text:p>output wire to request area from rob which i_pip is used to specify the rob lane.</text:p>
          </table:table-cell>
          <table:table-cell table:style-name="ce118" office:value-type="float" office:value="1" calcext:value-type="float">
            <text:p>1</text:p>
          </table:table-cell>
          <table:table-cell table:number-columns-repeated="1017"/>
        </table:table-row>
        <table:table-row table:style-name="ro20">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s_book</text:p>
          </table:table-cell>
          <table:table-cell table:style-name="ce101" office:value-type="string" calcext:value-type="string">
            <text:p>book status from rob book complete(1) otherwise(0)</text:p>
          </table:table-cell>
          <table:table-cell table:style-name="ce118" office:value-type="float" office:value="1" calcext:value-type="float">
            <text:p>1</text:p>
          </table:table-cell>
          <table:table-cell table:number-columns-repeated="1017"/>
        </table:table-row>
        <table:table-row table:style-name="ro15">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i_preg_rd</text:p>
          </table:table-cell>
          <table:table-cell table:style-name="ce101" office:value-type="string" calcext:value-type="string">
            <text:p>address/index of reorder buffer that correspond with booking if no booking or booking incomplete, the value can be anything.</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6">
          <table:table-cell table:style-name="ce92" office:value-type="string" calcext:value-type="string">
            <text:p>CMD_COMMIT_DIRECTOR</text:p>
          </table:table-cell>
          <table:table-cell table:style-name="ce92" office:value-type="string" calcext:value-type="string">
            <text:p>REGMGM</text:p>
          </table:table-cell>
          <table:table-cell table:style-name="ce94" table:number-columns-repeated="2"/>
          <table:table-cell table:style-name="ce114"/>
          <table:table-cell table:style-name="ce94"/>
          <table:table-cell table:style-name="ce118" office:value-type="string" calcext:value-type="string">
            <text:p>G</text:p>
          </table:table-cell>
          <table:table-cell table:style-name="ce94" table:number-columns-repeated="1015"/>
          <table:table-cell table:style-name="ce98" table:number-columns-repeated="2"/>
        </table:table-row>
        <table:table-row table:style-name="ro3">
          <table:table-cell table:style-name="ce96"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store</text:p>
          </table:table-cell>
          <table:table-cell table:style-name="ce101" office:value-type="string" calcext:value-type="string">
            <text:p>Guild committer to store data in physical register to memory</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load</text:p>
          </table:table-cell>
          <table:table-cell table:style-name="ce101" office:value-type="string" calcext:value-type="string">
            <text:p>Guild committer to load data from memory to architectur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ptoa_reg</text:p>
          </table:table-cell>
          <table:table-cell table:style-name="ce101" office:value-type="string" calcext:value-type="string">
            <text:p>guild committer to store data from physical register to architectur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ctoa_reg</text:p>
          </table:table-cell>
          <table:table-cell table:style-name="ce101" office:value-type="string" calcext:value-type="string">
            <text:p>guild committer to load data from control status register to architectur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atoc_reg</text:p>
          </table:table-cell>
          <table:table-cell table:style-name="ce101" office:value-type="string" calcext:value-type="string">
            <text:p>guild committer to load data from architectural register to control status register</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CMD_ROB_FILL</text:p>
          </table:table-cell>
          <table:table-cell table:style-name="ce92" office:value-type="string" calcext:value-type="string">
            <text:p>RSV</text:p>
          </table:table-cell>
          <table:table-cell table:number-columns-repeated="4"/>
          <table:table-cell table:style-name="ce118" office:value-type="string" calcext:value-type="string">
            <text:p>CMF</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d</text:p>
          </table:table-cell>
          <table:table-cell table:style-name="ce103" office:value-type="string" calcext:value-type="string">
            <text:p>address/index of physical register that wish to store to reorder buffer. [<text:span text:style-name="T1">implicit</text:span> rule address 0 for don’t want to store to reord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epip</text:p>
          </table:table-cell>
          <table:table-cell table:style-name="ce103" office:value-type="string" calcext:value-type="string">
            <text:p>index of execution pipe in connected rsv which want to store data to<text:span text:style-name="T2">[NO IMPLICCIT RULE FOR DUMMY PIPE HERE]</text:span> rob</text:p>
          </table:table-cell>
          <table:table-cell table:style-name="ce118" table:formula="of:=[$core_variable.B12]" office:value-type="string" office:string-value="I_BL_EX_PIP" calcext:value-type="string">
            <text:p>I_BL_EX_PIP</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FILL_ROB_GLOB</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d</text:p>
          </table:table-cell>
          <table:table-cell table:style-name="ce103" office:value-type="string" calcext:value-type="string">
            <text:p>data that execution unit which to fill to rob</text:p>
          </table:table-cell>
          <table:table-cell table:style-name="ce118" table:formula="of:=[$core_variable.B21]"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creg_r1</text:p>
          </table:table-cell>
          <table:table-cell table:style-name="ce103" office:value-type="string" calcext:value-type="string">
            <text:p>data which want to store to control status register</text:p>
          </table:table-cell>
          <table:table-cell table:style-name="ce118" table:formula="of:=[$core_variable.B21]"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creg_r1</text:p>
          </table:table-cell>
          <table:table-cell table:style-name="ce103" office:value-type="string" calcext:value-type="string">
            <text:p>address that want to store or req to rob</text:p>
          </table:table-cell>
          <table:table-cell table:style-name="ce118" table:formula="of:=[$core_variable.B22]" office:value-type="string" office:string-value="D_BL_MARC_CREG" calcext:value-type="string">
            <text:p>D_BL_MARC_C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trapc</text:p>
          </table:table-cell>
          <table:table-cell table:style-name="ce103" office:value-type="string" calcext:value-type="string">
            <text:p>trap cause that these instruction generated.</text:p>
          </table:table-cell>
          <table:table-cell table:style-name="ce118" table:formula="of:=[$core_variable.B15]" office:value-type="string" office:string-value="I_BL_TRAPC" calcext:value-type="string">
            <text:p>I_BL_TRAPC</text:p>
          </table:table-cell>
          <table:table-cell table:number-columns-repeated="1017"/>
        </table:table-row>
        <table:table-row table:style-name="ro3">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SPEC_RES</text:p>
          </table:table-cell>
          <table:table-cell table:style-name="ce99" office:value-type="string" calcext:value-type="string">
            <text:p>for describe next pc and privilege that next instruction should be [spec result]</text:p>
          </table:table-cell>
          <table:table-cell table:style-name="ce118" table:formula="of:=[.G43]" office:value-type="string" office:string-value="TP1" calcext:value-type="string">
            <text:p>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ROB_FILL</text:p>
          </table:table-cell>
          <table:table-cell table:style-name="ce92" office:value-type="string" calcext:value-type="string">
            <text:p>EX</text:p>
          </table:table-cell>
          <table:table-cell table:number-columns-repeated="4"/>
          <table:table-cell table:style-name="ce118" office:value-type="string" calcext:value-type="string">
            <text:p>ERF1</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d</text:p>
          </table:table-cell>
          <table:table-cell table:style-name="ce103" office:value-type="string" calcext:value-type="string">
            <text:p>hold data which represent the register value</text:p>
          </table:table-cell>
          <table:table-cell table:style-name="ce118" table:formula="of:=[$core_variable.B21]"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creg_rc</text:p>
          </table:table-cell>
          <table:table-cell table:style-name="ce103" office:value-type="string" calcext:value-type="string">
            <text:p>address of control status register</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arch_nextPc</text:p>
          </table:table-cell>
          <table:table-cell table:style-name="ce103" office:value-type="string" calcext:value-type="string">
            <text:p>hold correct next program counter</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mem_addr</text:p>
          </table:table-cell>
          <table:table-cell table:style-name="ce103" office:value-type="string" calcext:value-type="string">
            <text:p>how memory address which will be sent to load store unit</text:p>
          </table:table-cell>
          <table:table-cell table:style-name="ce118" table:formula="of:=[$core_variable.B17]" office:value-type="string" office:string-value="I_BL_MEM_ADDR" calcext:value-type="string">
            <text:p>I_BL_MEM_ADDR</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trapC</text:p>
          </table:table-cell>
          <table:table-cell table:style-name="ce103" office:value-type="string" calcext:value-type="string">
            <text:p>hold trap cause for current instruction</text:p>
          </table:table-cell>
          <table:table-cell table:style-name="ce118" table:formula="of:=[$core_variable.B15]" office:value-type="string" office:string-value="I_BL_TRAPC" calcext:value-type="string">
            <text:p>I_BL_TRAPC</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0" office:value-type="string" calcext:value-type="string">
            <text:p>-eof-</text:p>
          </table:table-cell>
          <table:table-cell table:style-name="ce90" table:number-columns-repeated="3"/>
          <table:table-cell table:style-name="ce115"/>
          <table:table-cell table:style-name="ce90" table:number-columns-repeated="1017"/>
          <table:table-cell table:style-name="ce121" table:number-columns-repeated="2"/>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93"/>
        <table:table-column table:style-name="co13" table:default-cell-style-name="ce93"/>
        <table:table-column table:style-name="co12" table:number-columns-repeated="2" table:default-cell-style-name="ce93"/>
        <table:table-column table:style-name="co14" table:default-cell-style-name="ce93"/>
        <table:table-column table:style-name="co15" table:default-cell-style-name="ce93"/>
        <table:table-column table:style-name="co12" table:number-columns-repeated="5" table:default-cell-style-name="ce93"/>
        <table:table-column table:style-name="co16" table:default-cell-style-name="ce93"/>
        <table:table-column table:style-name="co12" table:number-columns-repeated="1012" table:default-cell-style-name="ce93"/>
        <table:table-row table:style-name="ro3">
          <table:table-cell table:style-name="ce92" office:value-type="string" calcext:value-type="string">
            <text:p>global variable</text:p>
          </table:table-cell>
          <table:table-cell table:number-columns-repeated="1023"/>
        </table:table-row>
        <table:table-row table:style-name="ro9">
          <table:table-cell table:style-name="ce122"/>
          <table:table-cell table:style-name="ce92" office:value-type="string" calcext:value-type="string">
            <text:p>name</text:p>
          </table:table-cell>
          <table:table-cell table:style-name="ce92" office:value-type="string" calcext:value-type="string">
            <text:p>type</text:p>
          </table:table-cell>
          <table:table-cell table:style-name="ce92" office:value-type="string" calcext:value-type="string">
            <text:p>value</text:p>
          </table:table-cell>
          <table:table-cell table:style-name="ce92"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92" office:value-type="string" calcext:value-type="string">
            <text:p>Identifier</text:p>
          </table:table-cell>
          <table:table-cell table:style-name="ce94" table:number-columns-repeated="4"/>
          <table:table-cell table:number-columns-repeated="1019"/>
        </table:table-row>
        <table:table-row table:style-name="ro3">
          <table:table-cell table:style-name="Default"/>
          <table:table-cell table:style-name="ce94" office:value-type="string" calcext:value-type="string">
            <text:p>I_BL_ARC_PC</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9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9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94" office:value-type="string" calcext:value-type="string">
            <text:p>int</text:p>
          </table:table-cell>
          <table:table-cell office:value-type="float" office:value="5" calcext:value-type="float">
            <text:p>5</text:p>
          </table:table-cell>
          <table:table-cell table:style-name="ce9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9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9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9">
          <table:table-cell/>
          <table:table-cell office:value-type="string" calcext:value-type="string">
            <text:p>I_BL_ARC_R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reservation <text:s/>station</text:p>
          </table:table-cell>
          <table:table-cell table:number-columns-repeated="1019"/>
        </table:table-row>
        <table:table-row table:style-name="ro3">
          <table:table-cell/>
          <table:table-cell office:value-type="string" calcext:value-type="string">
            <text:p>I_BL_EX_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3">
          <table:table-cell/>
          <table:table-cell office:value-type="string" calcext:value-type="string">
            <text:p>I_N_EX_PIP</text:p>
          </table:table-cell>
          <table:table-cell table:style-name="ce94" office:value-type="string" calcext:value-type="string">
            <text:p>int</text:p>
          </table:table-cell>
          <table:table-cell table:formula="of:=2^[.D12]" office:value-type="float" office:value="8" calcext:value-type="float">
            <text:p>8</text:p>
          </table:table-cell>
          <table:table-cell office:value-type="string" calcext:value-type="string">
            <text:p>Max number of execution pips in connected in each reservation station.</text:p>
          </table:table-cell>
          <table:table-cell table:number-columns-repeated="1019"/>
        </table:table-row>
        <table:table-row table:style-name="ro15">
          <table:table-cell/>
          <table:table-cell office:value-type="string" calcext:value-type="string">
            <text:p>I_BL_EX_UNIT</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index of unit in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9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9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9">
          <table:table-cell table:style-name="ce91" office:value-type="string" calcext:value-type="string">
            <text:p>-end-</text:p>
          </table:table-cell>
          <table:table-cell table:style-name="ce91" table:number-columns-repeated="1023"/>
        </table:table-row>
        <table:table-row table:style-name="ro9">
          <table:table-cell table:style-name="ce92" office:value-type="string" calcext:value-type="string">
            <text:p>Data</text:p>
          </table:table-cell>
          <table:table-cell table:style-name="ce94" table:number-columns-repeated="1023"/>
        </table:table-row>
        <table:table-row table:style-name="ro9">
          <table:table-cell table:style-name="Default"/>
          <table:table-cell office:value-type="string" calcext:value-type="string">
            <text:p>D_BL_ARC_INSTR</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9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9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91" office:value-type="string" calcext:value-type="string">
            <text:p>-end-</text:p>
          </table:table-cell>
          <table:table-cell table:style-name="ce91" table:number-columns-repeated="1023"/>
        </table:table-row>
        <table:table-row table:style-name="ro9">
          <table:table-cell table:style-name="ce90" office:value-type="string" calcext:value-type="string">
            <text:p>-eof-</text:p>
          </table:table-cell>
          <table:table-cell table:style-name="ce90" table:number-columns-repeated="2"/>
          <table:table-cell table:style-name="ce115"/>
          <table:table-cell table:style-name="ce90" table:number-columns-repeated="1017"/>
          <table:table-cell table:style-name="ce121" table:number-columns-repeated="3"/>
        </table:table-row>
        <table:table-row table:style-name="ro9" table:number-rows-repeated="1048548">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95"/>
        <table:table-column table:style-name="co18" table:default-cell-style-name="ce114"/>
        <table:table-column table:style-name="co19" table:default-cell-style-name="ce93"/>
        <table:table-column table:style-name="co20" table:default-cell-style-name="ce104"/>
        <table:table-column table:style-name="co21" table:default-cell-style-name="ce93"/>
        <table:table-column table:style-name="co22" table:default-cell-style-name="ce93"/>
        <table:table-column table:style-name="co23" table:default-cell-style-name="ce93"/>
        <table:table-column table:style-name="co24" table:default-cell-style-name="ce93"/>
        <table:table-column table:style-name="co12" table:number-columns-repeated="1012" table:default-cell-style-name="ce93"/>
        <table:table-column table:style-name="co12" table:number-columns-repeated="4" table:default-cell-style-name="Default"/>
        <table:table-row table:style-name="ro21">
          <table:table-cell table:style-name="ce123" office:value-type="string" calcext:value-type="string">
            <text:p>DATA_BLOCK</text:p>
          </table:table-cell>
          <table:table-cell table:number-columns-repeated="1023"/>
        </table:table-row>
        <table:table-row table:style-name="ro9">
          <table:table-cell table:style-name="ce123" office:value-type="string" calcext:value-type="string">
            <text:p>block_name</text:p>
          </table:table-cell>
          <table:table-cell table:style-name="ce130" office:value-type="string" calcext:value-type="string">
            <text:p>required_Interface</text:p>
          </table:table-cell>
          <table:table-cell table:style-name="ce92" office:value-type="string" calcext:value-type="string">
            <text:p>interfaceId</text:p>
          </table:table-cell>
          <table:table-cell table:style-name="ce130" office:value-type="string" calcext:value-type="string">
            <text:p>relative_name</text:p>
          </table:table-cell>
          <table:table-cell table:style-name="ce92" office:value-type="string" calcext:value-type="string">
            <text:p>other_side_blk_name</text:p>
          </table:table-cell>
          <table:table-cell table:style-name="ce92" office:value-type="string" calcext:value-type="string">
            <text:p>other_side_name</text:p>
          </table:table-cell>
          <table:table-cell table:style-name="ce92" office:value-type="string" calcext:value-type="string">
            <text:p>original_direction</text:p>
          </table:table-cell>
          <table:table-cell table:style-name="ce118" office:value-type="string" calcext:value-type="string">
            <text:p>description</text:p>
          </table:table-cell>
          <table:table-cell table:number-columns-repeated="1016"/>
        </table:table-row>
        <table:table-row table:style-name="ro9">
          <table:table-cell table:style-name="ce124" office:value-type="string" calcext:value-type="string">
            <text:p>INSTR_PAGE_WALK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3">
            <text:p>CORE_CONTROL_FLOW</text:p>
          </table:table-cell>
          <table:table-cell table:formula="of:=[.D107]"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08]"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nf_req_pc</text:p>
          </table:table-cell>
          <table:covered-table-cell/>
          <table:table-cell table:formula="of:=[.D109]"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9]"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125" office:value-type="string" calcext:value-type="string">
            <text:p>-end-</text:p>
          </table:table-cell>
          <table:table-cell table:style-name="ce131" table:number-columns-repeated="3"/>
          <table:table-cell table:style-name="ce125" table:number-columns-repeated="4"/>
          <table:table-cell table:style-name="ce91" table:number-columns-repeated="1012"/>
          <table:table-cell table:number-columns-repeated="4"/>
        </table:table-row>
        <table:table-row table:style-name="ro9">
          <table:table-cell table:style-name="ce126" office:value-type="string" calcext:value-type="string">
            <text:p>INSTR_LOAD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0]"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130" table:formula="of:=[$core_interface.A47]" office:value-type="string" office:string-value="TF_ARC_INSTR" calcext:value-type="string">
            <text:p>TF_ARC_INSTR</text:p>
          </table:table-cell>
          <table:table-cell table:style-name="ce130" table:formula="of:=[$core_interface.G47]" office:value-type="string" office:string-value="TRI1" calcext:value-type="string">
            <text:p>TRI1</text:p>
          </table:table-cell>
          <table:table-cell office:value-type="string" calcext:value-type="string">
            <text:p>inf_iss_instr</text:p>
          </table:table-cell>
          <table:table-cell table:formula="of:=[.A15]" office:value-type="string" office:string-value="DECODER" calcext:value-type="string">
            <text:p>DECODER</text:p>
          </table:table-cell>
          <table:table-cell table:formula="of:=[.D17]"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ss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pc to decoder</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ss_spec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spec pc to decoder</text:p>
          </table:table-cell>
          <table:table-cell table:number-columns-repeated="1016"/>
        </table:table-row>
        <table:table-row table:style-name="ro9">
          <table:table-cell table:style-name="ce125" office:value-type="string" calcext:value-type="string">
            <text:p>-end-</text:p>
          </table:table-cell>
          <table:table-cell table:style-name="ce131" table:number-columns-repeated="3"/>
          <table:table-cell table:style-name="ce125" table:number-columns-repeated="4"/>
          <table:table-cell table:style-name="ce91" table:number-columns-repeated="1012"/>
          <table:table-cell table:number-columns-repeated="4"/>
        </table:table-row>
        <table:table-row table:style-name="ro9">
          <table:table-cell table:style-name="ce126" office:value-type="string" calcext:value-type="string">
            <text:p>DECOD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2]"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2">
          <table:table-cell/>
          <table:table-cell table:style-name="ce130" table:formula="of:=[$core_interface.A47]" office:value-type="string" office:string-value="TF_ARC_INSTR" calcext:value-type="string">
            <text:p>TF_ARC_INSTR</text:p>
          </table:table-cell>
          <table:table-cell table:style-name="ce130" table:formula="of:=[$core_interface.G47]" office:value-type="string" office:string-value="TRI1" calcext:value-type="string">
            <text:p>TRI1</text:p>
          </table:table-cell>
          <table:table-cell office:value-type="string" calcext:value-type="string">
            <text:p>arch_instr</text:p>
          </table:table-cell>
          <table:table-cell table:style-name="ce127" table:formula="of:=[.A8]" office:value-type="string" office:string-value="INSTR_LOADER" calcext:value-type="string">
            <text:p>INSTR_LOADER</text:p>
          </table:table-cell>
          <table:table-cell table:style-name="ce95"/>
          <table:table-cell table:style-name="ce95" office:value-type="string" calcext:value-type="string">
            <text:p>no</text:p>
          </table:table-cell>
          <table:table-cell table:style-name="ce95" office:value-type="string" calcext:value-type="string">
            <text:p>for receive instruction data from instruction loader</text:p>
          </table:table-cell>
          <table:table-cell table:number-columns-repeated="1016"/>
        </table:table-row>
        <table:table-row table:style-name="ro9">
          <table:table-cell/>
          <table:table-cell table:style-name="ce130" table:formula="of:=[$core_interface.A64]" office:value-type="string" office:string-value="BC_PREG" calcext:value-type="string">
            <text:p>BC_PREG</text:p>
          </table:table-cell>
          <table:table-cell table:style-name="ce130" table:formula="of:=[$core_interface.G64]" office:value-type="string" office:string-value="G" calcext:value-type="string">
            <text:p>G</text:p>
          </table:table-cell>
          <table:table-cell office:value-type="string" calcext:value-type="string">
            <text:p>bc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130" table:formula="of:=[$core_interface.A73]" office:value-type="string" office:string-value="COM_REGMNG_CALL" calcext:value-type="string">
            <text:p>COM_REGMNG_CALL</text:p>
          </table:table-cell>
          <table:table-cell table:style-name="ce130" table:formula="of:=[$core_interface.G73]" office:value-type="string" office:string-value="RDR1" calcext:value-type="string">
            <text:p>RDR1</text:p>
          </table:table-cell>
          <table:table-cell office:value-type="string" calcext:value-type="string">
            <text:p>res_call</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15">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style-name="ce94" table:formula="of:=CONCATENATE([.A25];&quot;,&quot;;[.A31];&quot;,&quot;;[.A39];&quot;,&quot;;[.A45];&quot;,&quot;;[.A105])" office:value-type="string" office:string-value="RSV_1,RSV_2,RSV_3,RSV_4,CORE_CONTROL_FLOW" calcext:value-type="string">
            <text:p>RSV_1,RSV_2,RSV_3,RSV_4,CORE_CONTROL_FLOW</text:p>
          </table:table-cell>
          <table:table-cell table:formula="of:=CONCATENATE([.D28];&quot;,&quot;;[.D36];&quot;,&quot;;[.D42];&quot;,&quot;;[.D48])"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130" table:formula="of:=[$core_interface.A101]" office:value-type="string" office:string-value="CMD_COMMIT_DIRECTOR" calcext:value-type="string">
            <text:p>CMD_COMMIT_DIRECTOR</text:p>
          </table:table-cell>
          <table:table-cell table:style-name="ce130" table:formula="of:=[$core_interface.G101]" office:value-type="string" office:string-value="G" calcext:value-type="string">
            <text:p>G</text:p>
          </table:table-cell>
          <table:table-cell office:value-type="string" calcext:value-type="string">
            <text:p>commit_direct</text:p>
          </table:table-cell>
          <table:table-cell table:formula="of:=[.A80]" office:value-type="string" office:string-value="REG_MNG" calcext:value-type="string">
            <text:p>REG_MNG</text:p>
          </table:table-cell>
          <table:table-cell table:formula="of:=[.D86]"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arch_pc</text:p>
          </table:table-cell>
          <table:table-cell table:formula="of:=[.A8]" office:value-type="string" office:string-value="INSTR_LOADER" calcext:value-type="string">
            <text:p>INSTR_LOADER</text:p>
          </table:table-cell>
          <table:table-cell table:formula="of:=[.D12]" office:value-type="string" office:string-value="iss_pc" calcext:value-type="string">
            <text:p>iss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arch_spec_pc</text:p>
          </table:table-cell>
          <table:table-cell table:formula="of:=[.A8]" office:value-type="string" office:string-value="INSTR_LOADER" calcext:value-type="string">
            <text:p>INSTR_LOADER</text:p>
          </table:table-cell>
          <table:table-cell table:formula="of:=[.D13]" office:value-type="string" office:string-value="iss_spec_pc" calcext:value-type="string">
            <text:p>iss_spec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9">
          <table:table-cell table:style-name="ce126" office:value-type="string" calcext:value-type="string">
            <text:p>RSV_1</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5]"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93"/>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6]"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0]"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CONCATENATE([.A51];&quot;,&quot;;[.A54])" office:value-type="string" office:string-value="X,MUL_0" calcext:value-type="string">
            <text:p>X,MUL_0</text:p>
          </table:table-cell>
          <table:table-cell table:formula="of:=CONCATENATE([.D51];&quot;,&quot;;[.D54])"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9">
          <table:table-cell table:style-name="ce126" office:value-type="string" calcext:value-type="string">
            <text:p>RSV_2</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7]"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8]"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_div</text:p>
          </table:table-cell>
          <table:table-cell table:formula="of:=[.A66]"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_div</text:p>
          </table:table-cell>
          <table:table-cell table:formula="of:=[.A66]"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3]"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A66]" office:value-type="string" office:string-value="DIV" calcext:value-type="string">
            <text:p>DIV</text:p>
          </table:table-cell>
          <table:table-cell table:formula="of:=[.D68]"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9">
          <table:table-cell table:style-name="ce126" office:value-type="string" calcext:value-type="string">
            <text:p>RSV_3</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9]"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0]"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5]"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A71]" office:value-type="string" office:string-value="CS" calcext:value-type="string">
            <text:p>CS</text:p>
          </table:table-cell>
          <table:table-cell table:formula="of:=[.D71]"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RSV_4</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1]"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2]"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7]"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CONCATENATE([.A74];&quot;,&quot;;[.A77])" office:value-type="string" office:string-value="LOADER,STORE" calcext:value-type="string">
            <text:p>LOADER,STORE</text:p>
          </table:table-cell>
          <table:table-cell table:formula="of:=CONCATENATE([.D74];&quot;,&quot;;[.D77])"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X</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1]"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0</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57]" office:value-type="string" office:string-value="MUL_1" calcext:value-type="string">
            <text:p>MUL_1</text:p>
          </table:table-cell>
          <table:table-cell table:formula="of:=[.D57]"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1</text:p>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input</text:p>
          </table:table-cell>
          <table:table-cell table:formula="of:=[.A54]"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60]" office:value-type="string" office:string-value="MUL_2" calcext:value-type="string">
            <text:p>MUL_2</text:p>
          </table:table-cell>
          <table:table-cell table:formula="of:=[.D60]"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2</text:p>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input</text:p>
          </table:table-cell>
          <table:table-cell table:formula="of:=[.A57]"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63]" office:value-type="string" office:string-value="MUL_3" calcext:value-type="string">
            <text:p>MUL_3</text:p>
          </table:table-cell>
          <table:table-cell table:formula="of:=[.D6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3</text:p>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input</text:p>
          </table:table-cell>
          <table:table-cell table:formula="of:=[.A60]"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2]"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DIV</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inf_sb</text:p>
          </table:table-cell>
          <table:table-cell table:formula="of:=[.A31]" office:value-type="string" office:string-value="RSV_2" calcext:value-type="string" table:number-columns-spanned="1" table:number-rows-spanned="2">
            <text:p>RSV_2</text:p>
          </table:table-cell>
          <table:table-cell table:formula="of:=[.D33]"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94" table:number-columns-repeated="1012"/>
          <table:table-cell table:number-columns-repeated="4"/>
        </table:table-row>
        <table:table-row table:style-name="ro9">
          <table:table-cell table:style-name="ce127"/>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inf_cb</text:p>
          </table:table-cell>
          <table:covered-table-cell/>
          <table:table-cell table:formula="of:=[.D40]"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94" table:number-columns-repeated="1012"/>
          <table:table-cell table:number-columns-repeated="4"/>
        </table:table-row>
        <table:table-row table:style-name="ro9">
          <table:table-cell table:style-name="Default"/>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4]"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CS</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6]"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LOADER</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8]"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STORE</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9]"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8" office:value-type="string" calcext:value-type="string">
            <text:p>REG_MNG</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3]"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4]"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73]" office:value-type="string" office:string-value="COM_REGMNG_CALL" calcext:value-type="string">
            <text:p>COM_REGMNG_CALL</text:p>
          </table:table-cell>
          <table:table-cell table:style-name="ce130" table:formula="of:=[$core_interface.G73]" office:value-type="string" office:string-value="RDR1" calcext:value-type="string">
            <text:p>RDR1</text:p>
          </table:table-cell>
          <table:table-cell table:style-name="ce114" office:value-type="string" calcext:value-type="string">
            <text:p>dec</text:p>
          </table:table-cell>
          <table:table-cell table:style-name="ce127" table:formula="of:=[.A15]" office:value-type="string" office:string-value="DECODER" calcext:value-type="string">
            <text:p>DECODER</text:p>
          </table:table-cell>
          <table:table-cell table:formula="of:=[.D19]"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130" table:formula="of:=[$core_interface.A91]" office:value-type="string" office:string-value="COM_ROB_INIT" calcext:value-type="string">
            <text:p>COM_ROB_INIT</text:p>
          </table:table-cell>
          <table:table-cell table:style-name="ce130" table:formula="of:=[$core_interface.G91]" office:value-type="string" office:string-value="RRR1" calcext:value-type="string">
            <text:p>RRR1</text:p>
          </table:table-cell>
          <table:table-cell office:value-type="string" calcext:value-type="string">
            <text:p>rob</text:p>
          </table:table-cell>
          <table:table-cell table:formula="of:=[.A88]" office:value-type="string" office:string-value="ROB" calcext:value-type="string">
            <text:p>ROB</text:p>
          </table:table-cell>
          <table:table-cell table:formula="of:=[.D102]"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130" table:formula="of:=[$core_interface.A64]" office:value-type="string" office:string-value="BC_PREG" calcext:value-type="string">
            <text:p>BC_PREG</text:p>
          </table:table-cell>
          <table:table-cell table:style-name="ce130" table:formula="of:=[$core_interface.G64]" office:value-type="string" office:string-value="G" calcext:value-type="string">
            <text:p>G</text:p>
          </table:table-cell>
          <table:table-cell office:value-type="string" calcext:value-type="string">
            <text:p>bro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130" table:formula="of:=[$core_interface.A101]" office:value-type="string" office:string-value="CMD_COMMIT_DIRECTOR" calcext:value-type="string">
            <text:p>CMD_COMMIT_DIRECTOR</text:p>
          </table:table-cell>
          <table:table-cell table:style-name="ce130" table:formula="of:=[$core_interface.G101]" office:value-type="string" office:string-value="G" calcext:value-type="string">
            <text:p>G</text:p>
          </table:table-cell>
          <table:table-cell office:value-type="string" calcext:value-type="string">
            <text:p>rob_direc</text:p>
          </table:table-cell>
          <table:table-cell table:formula="of:=[.A88]" office:value-type="string" office:string-value="ROB" calcext:value-type="string">
            <text:p>ROB</text:p>
          </table:table-cell>
          <table:table-cell table:formula="of:=[.D103]"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130" table:formula="of:=[$core_interface.A101]" office:value-type="string" office:string-value="CMD_COMMIT_DIRECTOR" calcext:value-type="string">
            <text:p>CMD_COMMIT_DIRECTOR</text:p>
          </table:table-cell>
          <table:table-cell table:style-name="ce130" table:formula="of:=[$core_interface.G101]" office:value-type="string" office:string-value="G" calcext:value-type="string">
            <text:p>G</text:p>
          </table:table-cell>
          <table:table-cell office:value-type="string" calcext:value-type="string">
            <text:p>dec_dire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128" office:value-type="string" calcext:value-type="string">
            <text:p>ROB</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5]"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6]"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108]" office:value-type="string" office:string-value="CMD_ROB_FILL" calcext:value-type="string">
            <text:p>CMD_ROB_FILL</text:p>
          </table:table-cell>
          <table:table-cell table:style-name="ce8" table:formula="of:=[$core_interface.G108]" office:value-type="string" office:string-value="CMF" calcext:value-type="string">
            <text:p>CMF</text:p>
          </table:table-cell>
          <table:table-cell table:style-name="ce106" office:value-type="string" calcext:value-type="string">
            <text:p>fill_cmd_1</text:p>
          </table:table-cell>
          <table:table-cell table:style-name="ce8"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106" table:formula="of:=[$core_interface.A119]" office:value-type="string" office:string-value="TF_ROB_FILL" calcext:value-type="string">
            <text:p>TF_ROB_FILL</text:p>
          </table:table-cell>
          <table:table-cell table:style-name="ce8" table:formula="of:=[$core_interface.G119]" office:value-type="string" office:string-value="ERF1" calcext:value-type="string">
            <text:p>ERF1</text:p>
          </table:table-cell>
          <table:table-cell table:style-name="ce106" office:value-type="string" calcext:value-type="string">
            <text:p>fill_data_x</text:p>
          </table:table-cell>
          <table:table-cell table:style-name="ce8" table:formula="of:=[.A51]"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106" table:formula="of:=[$core_interface.A119]" office:value-type="string" office:string-value="TF_ROB_FILL" calcext:value-type="string">
            <text:p>TF_ROB_FILL</text:p>
          </table:table-cell>
          <table:table-cell table:style-name="ce8" table:formula="of:=[$core_interface.G119]" office:value-type="string" office:string-value="ERF1" calcext:value-type="string">
            <text:p>ERF1</text:p>
          </table:table-cell>
          <table:table-cell table:style-name="ce106" office:value-type="string" calcext:value-type="string">
            <text:p>fill__data_mul3</text:p>
          </table:table-cell>
          <table:table-cell table:style-name="ce8" table:formula="of:=[.A63]"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110" table:formula="of:=[$core_interface.A108]" office:value-type="string" office:string-value="CMD_ROB_FILL" calcext:value-type="string">
            <text:p>CMD_ROB_FILL</text:p>
          </table:table-cell>
          <table:table-cell table:style-name="ce101" table:formula="of:=[$core_interface.G108]" office:value-type="string" office:string-value="CMF" calcext:value-type="string">
            <text:p>CMF</text:p>
          </table:table-cell>
          <table:table-cell table:style-name="ce110" office:value-type="string" calcext:value-type="string">
            <text:p>fill_cmd_2</text:p>
          </table:table-cell>
          <table:table-cell table:style-name="ce101"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110" table:formula="of:=[$core_interface.A119]" office:value-type="string" office:string-value="TF_ROB_FILL" calcext:value-type="string">
            <text:p>TF_ROB_FILL</text:p>
          </table:table-cell>
          <table:table-cell table:style-name="ce101" table:formula="of:=[$core_interface.G119]" office:value-type="string" office:string-value="ERF1" calcext:value-type="string">
            <text:p>ERF1</text:p>
          </table:table-cell>
          <table:table-cell table:style-name="ce110" office:value-type="string" calcext:value-type="string">
            <text:p>fill_data_div</text:p>
          </table:table-cell>
          <table:table-cell table:style-name="ce101" table:formula="of:=[.A66]"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106" table:formula="of:=[$core_interface.A108]" office:value-type="string" office:string-value="CMD_ROB_FILL" calcext:value-type="string">
            <text:p>CMD_ROB_FILL</text:p>
          </table:table-cell>
          <table:table-cell table:style-name="ce8" table:formula="of:=[$core_interface.G108]" office:value-type="string" office:string-value="CMF" calcext:value-type="string">
            <text:p>CMF</text:p>
          </table:table-cell>
          <table:table-cell table:style-name="ce106" office:value-type="string" calcext:value-type="string">
            <text:p>fill_cmd_3</text:p>
          </table:table-cell>
          <table:table-cell table:style-name="ce8"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106" table:formula="of:=[$core_interface.A119]" office:value-type="string" office:string-value="TF_ROB_FILL" calcext:value-type="string">
            <text:p>TF_ROB_FILL</text:p>
          </table:table-cell>
          <table:table-cell table:style-name="ce8" table:formula="of:=[$core_interface.G119]" office:value-type="string" office:string-value="ERF1" calcext:value-type="string">
            <text:p>ERF1</text:p>
          </table:table-cell>
          <table:table-cell table:style-name="ce106" office:value-type="string" calcext:value-type="string">
            <text:p>fill_data_cs</text:p>
          </table:table-cell>
          <table:table-cell table:style-name="ce8" table:formula="of:=[.A71]"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110" table:formula="of:=[$core_interface.A108]" office:value-type="string" office:string-value="CMD_ROB_FILL" calcext:value-type="string">
            <text:p>CMD_ROB_FILL</text:p>
          </table:table-cell>
          <table:table-cell table:style-name="ce101" table:formula="of:=[$core_interface.G108]" office:value-type="string" office:string-value="CMF" calcext:value-type="string">
            <text:p>CMF</text:p>
          </table:table-cell>
          <table:table-cell table:style-name="ce110" office:value-type="string" calcext:value-type="string">
            <text:p>fill_cmd_4</text:p>
          </table:table-cell>
          <table:table-cell table:style-name="ce101"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110" table:formula="of:=[$core_interface.A119]" office:value-type="string" office:string-value="TF_ROB_FILL" calcext:value-type="string">
            <text:p>TF_ROB_FILL</text:p>
          </table:table-cell>
          <table:table-cell table:style-name="ce101" table:formula="of:=[$core_interface.G119]" office:value-type="string" office:string-value="ERF1" calcext:value-type="string">
            <text:p>ERF1</text:p>
          </table:table-cell>
          <table:table-cell table:style-name="ce110" office:value-type="string" calcext:value-type="string">
            <text:p>fill_data_loader</text:p>
          </table:table-cell>
          <table:table-cell table:style-name="ce101" table:formula="of:=[.A74]"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110" table:formula="of:=[$core_interface.A119]" office:value-type="string" office:string-value="TF_ROB_FILL" calcext:value-type="string">
            <text:p>TF_ROB_FILL</text:p>
          </table:table-cell>
          <table:table-cell table:style-name="ce101" table:formula="of:=[$core_interface.G119]" office:value-type="string" office:string-value="ERF1" calcext:value-type="string">
            <text:p>ERF1</text:p>
          </table:table-cell>
          <table:table-cell table:style-name="ce110" office:value-type="string" calcext:value-type="string">
            <text:p>fill__data_store</text:p>
          </table:table-cell>
          <table:table-cell table:style-name="ce101" table:formula="of:=[.A77]"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130" table:formula="of:=[$core_interface.A7]" office:value-type="string" office:string-value="BC_COMMIT" calcext:value-type="string">
            <text:p>BC_COMMIT</text:p>
          </table:table-cell>
          <table:table-cell table:style-name="ce92" table:formula="of:=[$core_interface.G7]" office:value-type="string" office:string-value="G" calcext:value-type="string">
            <text:p>G</text:p>
          </table:table-cell>
          <table:table-cell office:value-type="string" calcext:value-type="string">
            <text:p>st_commit</text:p>
          </table:table-cell>
          <table:table-cell table:formula="of:=[.A105]"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130" table:formula="of:=[$core_interface.A64]" office:value-type="string" office:string-value="BC_PREG" calcext:value-type="string">
            <text:p>BC_PREG</text:p>
          </table:table-cell>
          <table:table-cell table:style-name="ce92" table:formula="of:=[$core_interface.G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130" table:formula="of:=[$core_interface.A91]" office:value-type="string" office:string-value="COM_ROB_INIT" calcext:value-type="string">
            <text:p>COM_ROB_INIT</text:p>
          </table:table-cell>
          <table:table-cell table:style-name="ce92" table:formula="of:=[$core_interface.G91]" office:value-type="string" office:string-value="RRR1" calcext:value-type="string">
            <text:p>RRR1</text:p>
          </table:table-cell>
          <table:table-cell office:value-type="string" calcext:value-type="string">
            <text:p>instr_ini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130" table:formula="of:=[$core_interface.A101]" office:value-type="string" office:string-value="CMD_COMMIT_DIRECTOR" calcext:value-type="string">
            <text:p>CMD_COMMIT_DIRECTOR</text:p>
          </table:table-cell>
          <table:table-cell table:style-name="ce92" table:formula="of:=[$core_interface.G101]" office:value-type="string" office:string-value="G" calcext:value-type="string">
            <text:p>G</text:p>
          </table:table-cell>
          <table:table-cell office:value-type="string" calcext:value-type="string">
            <text:p>instr_dr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128" office:value-type="string" calcext:value-type="string">
            <text:p>CORE_CONTROL_FLOW</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table:style-name="ce130" office:value-type="string" calcext:value-type="string">
            <text:p>st</text:p>
          </table:table-cell>
          <table:table-cell table:style-name="ce92" table:formula="of:=[.A129]" office:value-type="string" office:string-value="MASTER" calcext:value-type="string" table:number-columns-spanned="1" table:number-rows-spanned="2">
            <text:p>MASTER</text:p>
          </table:table-cell>
          <table:table-cell table:formula="of:=[.D129]"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table:style-name="ce130" office:value-type="string" calcext:value-type="string">
            <text:p>cmd</text:p>
          </table:table-cell>
          <table:covered-table-cell table:style-name="ce92"/>
          <table:table-cell table:formula="of:=[.D130]"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3])" office:value-type="string" office:string-value="st_INSTR_PAGE_WALKER" calcext:value-type="string">
            <text:p>st_INSTR_PAGE_WALKER</text:p>
          </table:table-cell>
          <table:table-cell table:style-name="ce8"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1">
            <text:p>no</text:p>
          </table: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3])" office:value-type="string" office:string-value="cmd_INSTR_PAGE_WALKER" calcext:value-type="string">
            <text:p>cmd_INSTR_PAGE_WALKER</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43]" office:value-type="string" office:string-value="TF_PC" calcext:value-type="string">
            <text:p>TF_PC</text:p>
          </table:table-cell>
          <table:table-cell table:style-name="ce106" table:formula="of:=[$core_interface.G43]" office:value-type="string" office:string-value="TP1" calcext:value-type="string">
            <text:p>TP1</text:p>
          </table:table-cell>
          <table:table-cell table:style-name="ce106" office:value-type="string" calcext:value-type="string">
            <text:p>selected_pc</text:p>
          </table:table-cell>
          <table:covered-table-cell table:style-name="ce8"/>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8])" office:value-type="string" office:string-value="st_INSTR_LOADER" calcext:value-type="string">
            <text:p>st_INSTR_LOADER</text:p>
          </table:table-cell>
          <table:table-cell table:style-name="ce101"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8])" office:value-type="string" office:string-value="cmd_INSTR_LOADER" calcext:value-type="string">
            <text:p>cmd_INSTR_LOADER</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15])" office:value-type="string" office:string-value="st_DECODER" calcext:value-type="string">
            <text:p>st_DECODER</text:p>
          </table:table-cell>
          <table:table-cell table:style-name="ce8" table:formula="of:=[.A15]" office:value-type="string" office:string-value="DECODER" calcext:value-type="string" table:number-columns-spanned="1" table:number-rows-spanned="3">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15])" office:value-type="string" office:string-value="cmd_DECODER" calcext:value-type="string">
            <text:p>cmd_DECODER</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50]" office:value-type="string" office:string-value="TF_MARC_INSTR" calcext:value-type="string">
            <text:p>TF_MARC_INSTR</text:p>
          </table:table-cell>
          <table:table-cell table:style-name="ce106" table:formula="of:=[$core_interface.$G$50]" office:value-type="string" office:string-value="TMI1" calcext:value-type="string">
            <text:p>TMI1</text:p>
          </table:table-cell>
          <table:table-cell table:style-name="ce106" table:formula="of:=CONCATENATE(&quot;march_&quot;; [.A15])" office:value-type="string" office:string-value="march_DECODER" calcext:value-type="string">
            <text:p>march_DECODER</text:p>
          </table:table-cell>
          <table:covered-table-cell table:style-name="ce8"/>
          <table:table-cell/>
          <table:covered-table-cell/>
          <table:table-cell office:value-type="string" calcext:value-type="string">
            <text:p>use to guild core control flow to select rob properly</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25])" office:value-type="string" office:string-value="st_RSV_1" calcext:value-type="string">
            <text:p>st_RSV_1</text:p>
          </table:table-cell>
          <table:table-cell table:style-name="ce101" table:formula="of:=[.A25]"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25])" office:value-type="string" office:string-value="cmd_RSV_1" calcext:value-type="string">
            <text:p>cmd_RSV_1</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31])" office:value-type="string" office:string-value="st_RSV_2" calcext:value-type="string">
            <text:p>st_RSV_2</text:p>
          </table:table-cell>
          <table:table-cell table:style-name="ce8" table:formula="of:=[.A31]"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31])" office:value-type="string" office:string-value="cmd_RSV_2" calcext:value-type="string">
            <text:p>cmd_RSV_2</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39])" office:value-type="string" office:string-value="st_RSV_3" calcext:value-type="string">
            <text:p>st_RSV_3</text:p>
          </table:table-cell>
          <table:table-cell table:style-name="ce101" table:formula="of:=[.A39]"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39])" office:value-type="string" office:string-value="cmd_RSV_3" calcext:value-type="string">
            <text:p>cmd_RSV_3</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45])" office:value-type="string" office:string-value="st_RSV_4" calcext:value-type="string">
            <text:p>st_RSV_4</text:p>
          </table:table-cell>
          <table:table-cell table:style-name="ce8" table:formula="of:=[.A45]"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45])" office:value-type="string" office:string-value="cmd_RSV_4" calcext:value-type="string">
            <text:p>cmd_RSV_4</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80])" office:value-type="string" office:string-value="st_REG_MNG" calcext:value-type="string">
            <text:p>st_REG_MNG</text:p>
          </table:table-cell>
          <table:table-cell table:style-name="ce101" table:formula="of:=[.A80]"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80])" office:value-type="string" office:string-value="cmd_REG_MNG" calcext:value-type="string">
            <text:p>cmd_REG_MNG</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88])" office:value-type="string" office:string-value="st_ROB" calcext:value-type="string">
            <text:p>st_ROB</text:p>
          </table:table-cell>
          <table:table-cell table:style-name="ce8" table:formula="of:=[.A88]"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88])" office:value-type="string" office:string-value="cmd_ROB" calcext:value-type="string">
            <text:p>cmd_ROB</text:p>
          </table:table-cell>
          <table:covered-table-cell table:style-name="ce8"/>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7]" office:value-type="string" office:string-value="BC_COMMIT" calcext:value-type="string">
            <text:p>BC_COMMIT</text:p>
          </table:table-cell>
          <table:table-cell table:style-name="ce8" table:formula="of:=[$core_interface.G7]" office:value-type="string" office:string-value="G" calcext:value-type="string">
            <text:p>G</text:p>
          </table:table-cell>
          <table:table-cell table:style-name="ce106" office:value-type="string" calcext:value-type="string">
            <text:p>commit_stat</text:p>
          </table:table-cell>
          <table:covered-table-cell table:style-name="ce8"/>
          <table:table-cell/>
          <table:covered-table-cell/>
          <table:table-cell office:value-type="string" calcext:value-type="string">
            <text:p>receive in committing status</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129" office:value-type="string" calcext:value-type="string">
            <text:p>MAST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table:style-name="ce130" office:value-type="string" calcext:value-type="string">
            <text:p>st</text:p>
          </table:table-cell>
          <table:table-cell table:style-name="ce92" table:formula="of:=[.A105]"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table:style-name="ce130" office:value-type="string" calcext:value-type="string">
            <text:p>cmd</text:p>
          </table:table-cell>
          <table:covered-table-cell table:style-name="ce92"/>
          <table:table-cell/>
          <table:covered-table-cell/>
          <table:table-cell office:value-type="string" calcext:value-type="string">
            <text:p>command block</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90" office:value-type="string" calcext:value-type="string">
            <text:p>-eof-</text:p>
          </table:table-cell>
          <table:table-cell table:style-name="ce90" table:number-columns-repeated="2"/>
          <table:table-cell table:style-name="ce115"/>
          <table:table-cell table:style-name="ce90" table:number-columns-repeated="1017"/>
          <table:table-cell table:style-name="ce121" table:number-columns-repeated="3"/>
        </table:table-row>
        <table:table-row table:style-name="ro9" table:number-rows-repeated="1048443">
          <table:table-cell table:number-columns-repeated="1024"/>
        </table:table-row>
        <table:table-row table:style-name="ro9">
          <table:table-cell table:number-columns-repeated="1024"/>
        </table:table-row>
      </table:table>
      <table:table table:name="object_info" table:style-name="ta1">
        <table:table-column table:style-name="co25" table:default-cell-style-name="ce95"/>
        <table:table-column table:style-name="co26" table:default-cell-style-name="ce95"/>
        <table:table-column table:style-name="co27" table:default-cell-style-name="ce95"/>
        <table:table-column table:style-name="co28" table:default-cell-style-name="ce95"/>
        <table:table-column table:style-name="co29" table:number-columns-repeated="2" table:default-cell-style-name="ce95"/>
        <table:table-column table:style-name="co30" table:default-cell-style-name="ce95"/>
        <table:table-column table:style-name="co12" table:number-columns-repeated="1017" table:default-cell-style-name="ce95"/>
        <table:table-row table:style-name="ro23">
          <table:table-cell table:style-name="ce123" office:value-type="string" calcext:value-type="string">
            <text:p>DATA_BLOCK</text:p>
          </table:table-cell>
          <table:table-cell table:style-name="ce123"/>
          <table:table-cell table:number-columns-repeated="1022"/>
        </table:table-row>
        <table:table-row table:style-name="ro9">
          <table:table-cell table:style-name="ce123" office:value-type="string" calcext:value-type="string">
            <text:p>object</text:p>
          </table:table-cell>
          <table:table-cell table:style-name="ce123" office:value-type="string" calcext:value-type="string">
            <text:p>type</text:p>
          </table:table-cell>
          <table:table-cell table:style-name="ce123" office:value-type="string" calcext:value-type="string">
            <text:p>path</text:p>
          </table:table-cell>
          <table:table-cell table:style-name="ce123" office:value-type="string" calcext:value-type="string">
            <text:p>fileName</text:p>
          </table:table-cell>
          <table:table-cell table:style-name="ce123" office:value-type="string" calcext:value-type="string">
            <text:p>packageName</text:p>
          </table:table-cell>
          <table:table-cell table:style-name="ce123" office:value-type="string" calcext:value-type="string">
            <text:p>include1</text:p>
          </table:table-cell>
          <table:table-cell table:style-name="ce123" office:value-type="string" calcext:value-type="string">
            <text:p>include2</text:p>
          </table:table-cell>
          <table:table-cell table:style-name="ce123" office:value-type="string" calcext:value-type="string">
            <text:p>include3</text:p>
          </table:table-cell>
          <table:table-cell table:style-name="ce123" office:value-type="string" calcext:value-type="string">
            <text:p>include4</text:p>
          </table:table-cell>
          <table:table-cell table:style-name="ce123" office:value-type="string" calcext:value-type="string">
            <text:p>include5</text:p>
          </table:table-cell>
          <table:table-cell table:number-columns-repeated="1014"/>
        </table:table-row>
        <table:table-row table:style-name="ro9">
          <table:table-cell table:style-name="ce124" table:formula="of:=[$core_block_link.A3]" office:value-type="string" office:string-value="INSTR_PAGE_WALKER" calcext:value-type="string">
            <text:p>INSTR_PAGE_WALKER</text:p>
          </table:table-cell>
          <table:table-cell table:style-name="ce124" office:value-type="string" calcext:value-type="string">
            <text:p>block</text:p>
          </table:table-cell>
          <table:table-cell table:formula="of:=CONCATENATE(&quot;main/core/&quot;;LOWER([.A3]); &quot;/&quot;)" office:value-type="string" office:string-value="main/core/instr_page_walker/" calcext:value-type="string">
            <text:p>main/core/instr_page_walker/</text:p>
          </table:table-cell>
          <table:table-cell table:formula="of:=CONCATENATE([.A3]; &quot;.scala&quot;)" office:value-type="string" office:string-value="INSTR_PAGE_WALKER.scala" calcext:value-type="string">
            <text:p>INSTR_PAGE_WALKER.scala</text:p>
          </table:table-cell>
          <table:table-cell table:formula="of:=CONCATENATE(&quot;CORE_&quot;;LOWER([.A3]) )" office:value-type="string" office:string-value="CORE_instr_page_walker" calcext:value-type="string">
            <text:p>CORE_instr_page_walk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8]" office:value-type="string" office:string-value="INSTR_LOADER" calcext:value-type="string">
            <text:p>INSTR_LOADER</text:p>
          </table:table-cell>
          <table:table-cell table:style-name="ce124" office:value-type="string" calcext:value-type="string">
            <text:p>block</text:p>
          </table:table-cell>
          <table:table-cell table:formula="of:=CONCATENATE(&quot;main/core/&quot;;LOWER([.A4]); &quot;/&quot;)" office:value-type="string" office:string-value="main/core/instr_loader/" calcext:value-type="string">
            <text:p>main/core/instr_loader/</text:p>
          </table:table-cell>
          <table:table-cell table:formula="of:=CONCATENATE([.A4]; &quot;.scala&quot;)" office:value-type="string" office:string-value="INSTR_LOADER.scala" calcext:value-type="string">
            <text:p>INSTR_LOADER.scala</text:p>
          </table:table-cell>
          <table:table-cell table:formula="of:=CONCATENATE(&quot;CORE_&quot;;LOWER([.A4]) )" office:value-type="string" office:string-value="CORE_instr_loader" calcext:value-type="string">
            <text:p>CORE_instr_loa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15]" office:value-type="string" office:string-value="DECODER" calcext:value-type="string">
            <text:p>DECODER</text:p>
          </table:table-cell>
          <table:table-cell table:style-name="ce124" office:value-type="string" calcext:value-type="string">
            <text:p>block</text:p>
          </table:table-cell>
          <table:table-cell table:formula="of:=CONCATENATE(&quot;main/core/&quot;;LOWER([.A5]); &quot;/&quot;)" office:value-type="string" office:string-value="main/core/decoder/" calcext:value-type="string">
            <text:p>main/core/decoder/</text:p>
          </table:table-cell>
          <table:table-cell table:formula="of:=CONCATENATE([.A5]; &quot;.scala&quot;)" office:value-type="string" office:string-value="DECODER.scala" calcext:value-type="string">
            <text:p>DECODER.scala</text:p>
          </table:table-cell>
          <table:table-cell table:formula="of:=CONCATENATE(&quot;CORE_&quot;;LOWER([.A5]) )" office:value-type="string" office:string-value="CORE_decoder" calcext:value-type="string">
            <text:p>CORE_deco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25]" office:value-type="string" office:string-value="RSV_1" calcext:value-type="string">
            <text:p>RSV_1</text:p>
          </table:table-cell>
          <table:table-cell table:style-name="ce124" office:value-type="string" calcext:value-type="string">
            <text:p>block</text:p>
          </table:table-cell>
          <table:table-cell table:formula="of:=CONCATENATE(&quot;main/core/&quot;;LOWER([.A6]); &quot;/&quot;)" office:value-type="string" office:string-value="main/core/rsv_1/" calcext:value-type="string">
            <text:p>main/core/rsv_1/</text:p>
          </table:table-cell>
          <table:table-cell table:formula="of:=CONCATENATE([.A6]; &quot;.scala&quot;)" office:value-type="string" office:string-value="RSV_1.scala" calcext:value-type="string">
            <text:p>RSV_1.scala</text:p>
          </table:table-cell>
          <table:table-cell table:formula="of:=CONCATENATE(&quot;CORE_&quot;;LOWER([.A6]) )" office:value-type="string" office:string-value="CORE_rsv_1" calcext:value-type="string">
            <text:p>CORE_rsv_1</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31]" office:value-type="string" office:string-value="RSV_2" calcext:value-type="string">
            <text:p>RSV_2</text:p>
          </table:table-cell>
          <table:table-cell table:style-name="ce124" office:value-type="string" calcext:value-type="string">
            <text:p>block</text:p>
          </table:table-cell>
          <table:table-cell table:formula="of:=CONCATENATE(&quot;main/core/&quot;;LOWER([.A7]); &quot;/&quot;)" office:value-type="string" office:string-value="main/core/rsv_2/" calcext:value-type="string">
            <text:p>main/core/rsv_2/</text:p>
          </table:table-cell>
          <table:table-cell table:formula="of:=CONCATENATE([.A7]; &quot;.scala&quot;)" office:value-type="string" office:string-value="RSV_2.scala" calcext:value-type="string">
            <text:p>RSV_2.scala</text:p>
          </table:table-cell>
          <table:table-cell table:formula="of:=CONCATENATE(&quot;CORE_&quot;;LOWER([.A7]) )" office:value-type="string" office:string-value="CORE_rsv_2" calcext:value-type="string">
            <text:p>CORE_rsv_2</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39]" office:value-type="string" office:string-value="RSV_3" calcext:value-type="string">
            <text:p>RSV_3</text:p>
          </table:table-cell>
          <table:table-cell table:style-name="ce124" office:value-type="string" calcext:value-type="string">
            <text:p>block</text:p>
          </table:table-cell>
          <table:table-cell table:formula="of:=CONCATENATE(&quot;main/core/&quot;;LOWER([.A8]); &quot;/&quot;)" office:value-type="string" office:string-value="main/core/rsv_3/" calcext:value-type="string">
            <text:p>main/core/rsv_3/</text:p>
          </table:table-cell>
          <table:table-cell table:formula="of:=CONCATENATE([.A8]; &quot;.scala&quot;)" office:value-type="string" office:string-value="RSV_3.scala" calcext:value-type="string">
            <text:p>RSV_3.scala</text:p>
          </table:table-cell>
          <table:table-cell table:formula="of:=CONCATENATE(&quot;CORE_&quot;;LOWER([.A8]) )" office:value-type="string" office:string-value="CORE_rsv_3" calcext:value-type="string">
            <text:p>CORE_rsv_3</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45]" office:value-type="string" office:string-value="RSV_4" calcext:value-type="string">
            <text:p>RSV_4</text:p>
          </table:table-cell>
          <table:table-cell table:style-name="ce124" office:value-type="string" calcext:value-type="string">
            <text:p>block</text:p>
          </table:table-cell>
          <table:table-cell table:formula="of:=CONCATENATE(&quot;main/core/&quot;;LOWER([.A9]); &quot;/&quot;)" office:value-type="string" office:string-value="main/core/rsv_4/" calcext:value-type="string">
            <text:p>main/core/rsv_4/</text:p>
          </table:table-cell>
          <table:table-cell table:formula="of:=CONCATENATE([.A9]; &quot;.scala&quot;)" office:value-type="string" office:string-value="RSV_4.scala" calcext:value-type="string">
            <text:p>RSV_4.scala</text:p>
          </table:table-cell>
          <table:table-cell table:formula="of:=CONCATENATE(&quot;CORE_&quot;;LOWER([.A9]) )" office:value-type="string" office:string-value="CORE_rsv_4" calcext:value-type="string">
            <text:p>CORE_rsv_4</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51]" office:value-type="string" office:string-value="X" calcext:value-type="string">
            <text:p>X</text:p>
          </table:table-cell>
          <table:table-cell table:style-name="ce124" office:value-type="string" calcext:value-type="string">
            <text:p>block</text:p>
          </table:table-cell>
          <table:table-cell table:formula="of:=CONCATENATE(&quot;main/core/&quot;;LOWER([.A10]); &quot;/&quot;)" office:value-type="string" office:string-value="main/core/x/" calcext:value-type="string">
            <text:p>main/core/x/</text:p>
          </table:table-cell>
          <table:table-cell table:formula="of:=CONCATENATE([.A10]; &quot;.scala&quot;)" office:value-type="string" office:string-value="X.scala" calcext:value-type="string">
            <text:p>X.scala</text:p>
          </table:table-cell>
          <table:table-cell table:formula="of:=CONCATENATE(&quot;CORE_&quot;;LOWER([.A10]) )" office:value-type="string" office:string-value="CORE_x" calcext:value-type="string">
            <text:p>CORE_x</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54]" office:value-type="string" office:string-value="MUL_0" calcext:value-type="string">
            <text:p>MUL_0</text:p>
          </table:table-cell>
          <table:table-cell table:style-name="ce124" office:value-type="string" calcext:value-type="string">
            <text:p>block</text:p>
          </table:table-cell>
          <table:table-cell table:formula="of:=CONCATENATE(&quot;main/core/&quot;;LOWER([.A11]); &quot;/&quot;)" office:value-type="string" office:string-value="main/core/mul_0/" calcext:value-type="string">
            <text:p>main/core/mul_0/</text:p>
          </table:table-cell>
          <table:table-cell table:formula="of:=CONCATENATE([.A11]; &quot;.scala&quot;)" office:value-type="string" office:string-value="MUL_0.scala" calcext:value-type="string">
            <text:p>MUL_0.scala</text:p>
          </table:table-cell>
          <table:table-cell table:formula="of:=CONCATENATE(&quot;CORE_&quot;;LOWER([.A11]) )" office:value-type="string" office:string-value="CORE_mul_0" calcext:value-type="string">
            <text:p>CORE_mul_0</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57]" office:value-type="string" office:string-value="MUL_1" calcext:value-type="string">
            <text:p>MUL_1</text:p>
          </table:table-cell>
          <table:table-cell table:style-name="ce124" office:value-type="string" calcext:value-type="string">
            <text:p>block</text:p>
          </table:table-cell>
          <table:table-cell table:formula="of:=CONCATENATE(&quot;main/core/&quot;;LOWER([.A12]); &quot;/&quot;)" office:value-type="string" office:string-value="main/core/mul_1/" calcext:value-type="string">
            <text:p>main/core/mul_1/</text:p>
          </table:table-cell>
          <table:table-cell table:formula="of:=CONCATENATE([.A12]; &quot;.scala&quot;)" office:value-type="string" office:string-value="MUL_1.scala" calcext:value-type="string">
            <text:p>MUL_1.scala</text:p>
          </table:table-cell>
          <table:table-cell table:formula="of:=CONCATENATE(&quot;CORE_&quot;;LOWER([.A12]) )" office:value-type="string" office:string-value="CORE_mul_1" calcext:value-type="string">
            <text:p>CORE_mul_1</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60]" office:value-type="string" office:string-value="MUL_2" calcext:value-type="string">
            <text:p>MUL_2</text:p>
          </table:table-cell>
          <table:table-cell table:style-name="ce124" office:value-type="string" calcext:value-type="string">
            <text:p>block</text:p>
          </table:table-cell>
          <table:table-cell table:formula="of:=CONCATENATE(&quot;main/core/&quot;;LOWER([.A13]); &quot;/&quot;)" office:value-type="string" office:string-value="main/core/mul_2/" calcext:value-type="string">
            <text:p>main/core/mul_2/</text:p>
          </table:table-cell>
          <table:table-cell table:formula="of:=CONCATENATE([.A13]; &quot;.scala&quot;)" office:value-type="string" office:string-value="MUL_2.scala" calcext:value-type="string">
            <text:p>MUL_2.scala</text:p>
          </table:table-cell>
          <table:table-cell table:formula="of:=CONCATENATE(&quot;CORE_&quot;;LOWER([.A13]) )" office:value-type="string" office:string-value="CORE_mul_2" calcext:value-type="string">
            <text:p>CORE_mul_2</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63]" office:value-type="string" office:string-value="MUL_3" calcext:value-type="string">
            <text:p>MUL_3</text:p>
          </table:table-cell>
          <table:table-cell table:style-name="ce124" office:value-type="string" calcext:value-type="string">
            <text:p>block</text:p>
          </table:table-cell>
          <table:table-cell table:formula="of:=CONCATENATE(&quot;main/core/&quot;;LOWER([.A14]); &quot;/&quot;)" office:value-type="string" office:string-value="main/core/mul_3/" calcext:value-type="string">
            <text:p>main/core/mul_3/</text:p>
          </table:table-cell>
          <table:table-cell table:formula="of:=CONCATENATE([.A14]; &quot;.scala&quot;)" office:value-type="string" office:string-value="MUL_3.scala" calcext:value-type="string">
            <text:p>MUL_3.scala</text:p>
          </table:table-cell>
          <table:table-cell table:formula="of:=CONCATENATE(&quot;CORE_&quot;;LOWER([.A14]) )" office:value-type="string" office:string-value="CORE_mul_3" calcext:value-type="string">
            <text:p>CORE_mul_3</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66]" office:value-type="string" office:string-value="DIV" calcext:value-type="string">
            <text:p>DIV</text:p>
          </table:table-cell>
          <table:table-cell table:style-name="ce124" office:value-type="string" calcext:value-type="string">
            <text:p>block</text:p>
          </table:table-cell>
          <table:table-cell table:formula="of:=CONCATENATE(&quot;main/core/&quot;;LOWER([.A15]); &quot;/&quot;)" office:value-type="string" office:string-value="main/core/div/" calcext:value-type="string">
            <text:p>main/core/div/</text:p>
          </table:table-cell>
          <table:table-cell table:formula="of:=CONCATENATE([.A15]; &quot;.scala&quot;)" office:value-type="string" office:string-value="DIV.scala" calcext:value-type="string">
            <text:p>DIV.scala</text:p>
          </table:table-cell>
          <table:table-cell table:formula="of:=CONCATENATE(&quot;CORE_&quot;;LOWER([.A15]) )" office:value-type="string" office:string-value="CORE_div" calcext:value-type="string">
            <text:p>CORE_div</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71]" office:value-type="string" office:string-value="CS" calcext:value-type="string">
            <text:p>CS</text:p>
          </table:table-cell>
          <table:table-cell table:style-name="ce124" office:value-type="string" calcext:value-type="string">
            <text:p>block</text:p>
          </table:table-cell>
          <table:table-cell table:formula="of:=CONCATENATE(&quot;main/core/&quot;;LOWER([.A16]); &quot;/&quot;)" office:value-type="string" office:string-value="main/core/cs/" calcext:value-type="string">
            <text:p>main/core/cs/</text:p>
          </table:table-cell>
          <table:table-cell table:formula="of:=CONCATENATE([.A16]; &quot;.scala&quot;)" office:value-type="string" office:string-value="CS.scala" calcext:value-type="string">
            <text:p>CS.scala</text:p>
          </table:table-cell>
          <table:table-cell table:formula="of:=CONCATENATE(&quot;CORE_&quot;;LOWER([.A16]) )" office:value-type="string" office:string-value="CORE_cs" calcext:value-type="string">
            <text:p>CORE_cs</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74]" office:value-type="string" office:string-value="LOADER" calcext:value-type="string">
            <text:p>LOADER</text:p>
          </table:table-cell>
          <table:table-cell table:style-name="ce124" office:value-type="string" calcext:value-type="string">
            <text:p>block</text:p>
          </table:table-cell>
          <table:table-cell table:formula="of:=CONCATENATE(&quot;main/core/&quot;;LOWER([.A17]); &quot;/&quot;)" office:value-type="string" office:string-value="main/core/loader/" calcext:value-type="string">
            <text:p>main/core/loader/</text:p>
          </table:table-cell>
          <table:table-cell table:formula="of:=CONCATENATE([.A17]; &quot;.scala&quot;)" office:value-type="string" office:string-value="LOADER.scala" calcext:value-type="string">
            <text:p>LOADER.scala</text:p>
          </table:table-cell>
          <table:table-cell table:formula="of:=CONCATENATE(&quot;CORE_&quot;;LOWER([.A17]) )" office:value-type="string" office:string-value="CORE_loader" calcext:value-type="string">
            <text:p>CORE_loa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77]" office:value-type="string" office:string-value="STORE" calcext:value-type="string">
            <text:p>STORE</text:p>
          </table:table-cell>
          <table:table-cell table:style-name="ce124" office:value-type="string" calcext:value-type="string">
            <text:p>block</text:p>
          </table:table-cell>
          <table:table-cell table:formula="of:=CONCATENATE(&quot;main/core/&quot;;LOWER([.A18]); &quot;/&quot;)" office:value-type="string" office:string-value="main/core/store/" calcext:value-type="string">
            <text:p>main/core/store/</text:p>
          </table:table-cell>
          <table:table-cell table:formula="of:=CONCATENATE([.A18]; &quot;.scala&quot;)" office:value-type="string" office:string-value="STORE.scala" calcext:value-type="string">
            <text:p>STORE.scala</text:p>
          </table:table-cell>
          <table:table-cell table:formula="of:=CONCATENATE(&quot;CORE_&quot;;LOWER([.A18]) )" office:value-type="string" office:string-value="CORE_store" calcext:value-type="string">
            <text:p>CORE_store</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80]" office:value-type="string" office:string-value="REG_MNG" calcext:value-type="string">
            <text:p>REG_MNG</text:p>
          </table:table-cell>
          <table:table-cell table:style-name="ce124" office:value-type="string" calcext:value-type="string">
            <text:p>block</text:p>
          </table:table-cell>
          <table:table-cell table:formula="of:=CONCATENATE(&quot;main/core/&quot;;LOWER([.A19]); &quot;/&quot;)" office:value-type="string" office:string-value="main/core/reg_mng/" calcext:value-type="string">
            <text:p>main/core/reg_mng/</text:p>
          </table:table-cell>
          <table:table-cell table:formula="of:=CONCATENATE([.A19]; &quot;.scala&quot;)" office:value-type="string" office:string-value="REG_MNG.scala" calcext:value-type="string">
            <text:p>REG_MNG.scala</text:p>
          </table:table-cell>
          <table:table-cell table:formula="of:=CONCATENATE(&quot;CORE_&quot;;LOWER([.A19]) )" office:value-type="string" office:string-value="CORE_reg_mng" calcext:value-type="string">
            <text:p>CORE_reg_mng</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88]" office:value-type="string" office:string-value="ROB" calcext:value-type="string">
            <text:p>ROB</text:p>
          </table:table-cell>
          <table:table-cell table:style-name="ce124" office:value-type="string" calcext:value-type="string">
            <text:p>block</text:p>
          </table:table-cell>
          <table:table-cell table:formula="of:=CONCATENATE(&quot;main/core/&quot;;LOWER([.A20]); &quot;/&quot;)" office:value-type="string" office:string-value="main/core/rob/" calcext:value-type="string">
            <text:p>main/core/rob/</text:p>
          </table:table-cell>
          <table:table-cell table:formula="of:=CONCATENATE([.A20]; &quot;.scala&quot;)" office:value-type="string" office:string-value="ROB.scala" calcext:value-type="string">
            <text:p>ROB.scala</text:p>
          </table:table-cell>
          <table:table-cell table:formula="of:=CONCATENATE(&quot;CORE_&quot;;LOWER([.A20]) )" office:value-type="string" office:string-value="CORE_rob" calcext:value-type="string">
            <text:p>CORE_rob</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105]" office:value-type="string" office:string-value="CORE_CONTROL_FLOW" calcext:value-type="string">
            <text:p>CORE_CONTROL_FLOW</text:p>
          </table:table-cell>
          <table:table-cell table:style-name="ce124" office:value-type="string" calcext:value-type="string">
            <text:p>block</text:p>
          </table:table-cell>
          <table:table-cell table:formula="of:=CONCATENATE(&quot;main/core/&quot;;LOWER([.A21]); &quot;/&quot;)" office:value-type="string" office:string-value="main/core/core_control_flow/" calcext:value-type="string">
            <text:p>main/core/core_control_flow/</text:p>
          </table:table-cell>
          <table:table-cell table:formula="of:=CONCATENATE([.A21]; &quot;.scala&quot;)" office:value-type="string" office:string-value="CORE_CONTROL_FLOW.scala" calcext:value-type="string">
            <text:p>CORE_CONTROL_FLOW.scala</text:p>
          </table:table-cell>
          <table:table-cell table:formula="of:=CONCATENATE(&quot;CORE_&quot;;LOWER([.A21]) )" office:value-type="string" office:string-value="CORE_core_control_flow" calcext:value-type="string">
            <text:p>CORE_core_control_flow</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129]" office:value-type="string" office:string-value="MASTER" calcext:value-type="string">
            <text:p>MASTER</text:p>
          </table:table-cell>
          <table:table-cell table:style-name="ce124" office:value-type="string" calcext:value-type="string">
            <text:p>block</text:p>
          </table:table-cell>
          <table:table-cell table:formula="of:=CONCATENATE(&quot;main/core/&quot;;LOWER([.A22]); &quot;/&quot;)" office:value-type="string" office:string-value="main/core/master/" calcext:value-type="string">
            <text:p>main/core/master/</text:p>
          </table:table-cell>
          <table:table-cell table:formula="of:=CONCATENATE([.A22]; &quot;.scala&quot;)" office:value-type="string" office:string-value="MASTER.scala" calcext:value-type="string">
            <text:p>MASTER.scala</text:p>
          </table:table-cell>
          <table:table-cell table:formula="of:=CONCATENATE(&quot;CORE_&quot;;LOWER([.A22]) )" office:value-type="string" office:string-value="CORE_master" calcext:value-type="string">
            <text:p>CORE_mast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33" office:value-type="string" calcext:value-type="string">
            <text:p>BUNDLE</text:p>
          </table:table-cell>
          <table:table-cell table:style-name="ce134" office:value-type="string" calcext:value-type="string">
            <text:p>bundle</text:p>
          </table:table-cell>
          <table:table-cell table:style-name="ce133" table:formula="of:=CONCATENATE(&quot;core/&quot;;LOWER([.A23]); &quot;/&quot;)" office:value-type="string" office:string-value="core/bundle/" calcext:value-type="string">
            <text:p>core/bundle/</text:p>
          </table:table-cell>
          <table:table-cell table:style-name="ce133" table:formula="of:=CONCATENATE([.A23]; &quot;.sv&quot;)" office:value-type="string" office:string-value="BUNDLE.sv" calcext:value-type="string">
            <text:p>BUNDLE.sv</text:p>
          </table:table-cell>
          <table:table-cell table:style-name="ce133" table:formula="of:=CONCATENATE(&quot;CORE_&quot;;LOWER([.A23]) )" office:value-type="string" office:string-value="CORE_bundle" calcext:value-type="string">
            <text:p>CORE_bundle</text:p>
          </table:table-cell>
          <table:table-cell table:style-name="ce133"/>
          <table:table-cell table:formula="of:=CONCATENATE([.$E$24]; &quot;._&quot;)" office:value-type="string" office:string-value="CORE_var._" calcext:value-type="string">
            <text:p>CORE_var._</text:p>
          </table:table-cell>
          <table:table-cell table:style-name="ce133" table:number-columns-repeated="1017"/>
        </table:table-row>
        <table:table-row table:style-name="ro9">
          <table:table-cell table:style-name="ce133" office:value-type="string" calcext:value-type="string">
            <text:p>VAR</text:p>
          </table:table-cell>
          <table:table-cell table:style-name="ce134" office:value-type="string" calcext:value-type="string">
            <text:p>variable</text:p>
          </table:table-cell>
          <table:table-cell table:style-name="ce133" table:formula="of:=CONCATENATE(&quot;core/&quot;;LOWER([.A24]); &quot;/&quot;)" office:value-type="string" office:string-value="core/var/" calcext:value-type="string">
            <text:p>core/var/</text:p>
          </table:table-cell>
          <table:table-cell table:style-name="ce133" office:value-type="string" calcext:value-type="string">
            <text:p>VARIABLE.sv</text:p>
          </table:table-cell>
          <table:table-cell table:style-name="ce133" table:formula="of:=CONCATENATE(&quot;CORE_&quot;;LOWER([.A24]) )" office:value-type="string" office:string-value="CORE_var" calcext:value-type="string">
            <text:p>CORE_var</text:p>
          </table:table-cell>
          <table:table-cell table:style-name="ce133" table:formula="of:=[.$E$23]" office:value-type="string" office:string-value="CORE_bundle" calcext:value-type="string">
            <text:p>CORE_bundle</text:p>
          </table:table-cell>
          <table:table-cell table:style-name="ce133" table:number-columns-repeated="1018"/>
        </table:table-row>
        <table:table-row table:style-name="ro9">
          <table:table-cell table:style-name="ce90" office:value-type="string" calcext:value-type="string">
            <text:p>-eof-</text:p>
          </table:table-cell>
          <table:table-cell table:style-name="ce90" table:number-columns-repeated="2"/>
          <table:table-cell table:style-name="ce115" table:number-columns-repeated="2"/>
          <table:table-cell table:style-name="ce90" table:number-columns-repeated="1017"/>
          <table:table-cell table:style-name="ce121" table:number-columns-repeated="2"/>
        </table:table-row>
        <table:table-row table:style-name="ro9" table:number-rows-repeated="3">
          <table:table-cell table:number-columns-repeated="1024"/>
        </table:table-row>
        <table:table-row table:style-name="ro9">
          <table:table-cell/>
          <table:table-cell office:value-type="string" calcext:value-type="string">
            <text:p>block combine of module and bundule</text:p>
          </table:table-cell>
          <table:table-cell table:number-columns-repeated="1022"/>
        </table:table-row>
        <table:table-row table:style-name="ro9" table:number-rows-repeated="104854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5">00/00/0000</text:date>, <text:time style:data-style-name="N2" text:time-value="11:50:58.2682697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12-25T19:57:51.479639728</dc:date>
    <meta:editing-duration>P2DT8H3M27S</meta:editing-duration>
    <meta:editing-cycles>51</meta:editing-cycles>
    <meta:generator>LibreOffice/6.4.7.2$Linux_X86_64 LibreOffice_project/40$Build-2</meta:generator>
    <meta:document-statistic meta:table-count="4" meta:cell-count="1472" meta:object-count="0"/>
  </office:meta>
</office:document-meta>
</file>